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las@Silas-Ashish:~$ cd Doc*</text:p>
      <text:p text:style-name="Standard">silas@Silas-Ashish:~/Documents$ cd serv*</text:p>
      <text:p text:style-name="Standard">silas@Silas-Ashish:~/Documents/server_code$ ls</text:p>
      <text:p text:style-name="Standard">FEC_Erasure_Code_Unit_Test <text:s/>siphon_datapath</text:p>
      <text:p text:style-name="Standard">siphon_controller <text:s text:c="10"/>siphon-udpcoder-dev</text:p>
      <text:p text:style-name="Standard">silas@Silas-Ashish:~/Documents/server_code$ cd FEC*</text:p>
      <text:p text:style-name="Standard">silas@Silas-Ashish:~/Documents/server_code/FEC_Erasure_Code_Unit_Test$ ls</text:p>
      <text:p text:style-name="Standard">application_receiver_main.cpp <text:s/>cmake-build-debug <text:s/>include <text:s text:c="8"/>ssh:</text:p>
      <text:p text:style-name="Standard">application_sender_main.cpp <text:s text:c="3"/>CMakeLists.txt <text:s text:c="4"/>Makefile</text:p>
      <text:p text:style-name="Standard">bin <text:s text:c="27"/>dependencies.sh <text:s text:c="3"/>outputData.pcm</text:p>
      <text:p text:style-name="Standard">build.sh <text:s text:c="22"/>erasure.bin <text:s text:c="7"/>src</text:p>
      <text:p text:style-name="Standard">silas@Silas-Ashish:~/Documents/server_code/FEC_Erasure_Code_Unit_Test$ ls</text:p>
      <text:p text:style-name="Standard">application_receiver_main.cpp <text:s/>cmake-build-debug <text:s/>include <text:s text:c="8"/>ssh:</text:p>
      <text:p text:style-name="Standard">application_sender_main.cpp <text:s text:c="3"/>CMakeLists.txt <text:s text:c="4"/>Makefile</text:p>
      <text:p text:style-name="Standard">bin <text:s text:c="27"/>dependencies.sh <text:s text:c="3"/>outputData.pcm</text:p>
      <text:p text:style-name="Standard">build.sh <text:s text:c="22"/>erasure.bin <text:s text:c="7"/>src</text:p>
      <text:p text:style-name="Standard">silas@Silas-Ashish:~/Documents/server_code/FEC_Erasure_Code_Unit_Test$ cd bin</text:p>
      <text:p text:style-name="Standard">silas@Silas-Ashish:~/Documents/server_code/FEC_Erasure_Code_Unit_Test/bin$ cd ..silas@Silas-Ashish:~/Documents/server_code/FEC_Erasure_Code_Unit_Test$ ./build.sh</text:p>
      <text:p text:style-name="Standard">-- The C compiler identification is GNU 8.2.0</text:p>
      <text:p text:style-name="Standard">-- The CXX compiler identification is GNU 8.2.0</text:p>
      <text:p text:style-name="Standard">-- Check for working C compiler: /usr/bin/cc</text:p>
      <text:p text:style-name="Standard">-- Check for working C compiler: /usr/bin/cc -- works</text:p>
      <text:p text:style-name="Standard">-- Detecting C compiler ABI info</text:p>
      <text:p text:style-name="Standard">-- Detecting C compiler ABI info - done</text:p>
      <text:p text:style-name="Standard">-- Detecting C compile features</text:p>
      <text:p text:style-name="Standard">-- Detecting C compile features - done</text:p>
      <text:p text:style-name="Standard">-- Check for working CXX compiler: /usr/bin/c++</text:p>
      <text:p text:style-name="Standard">-- Check for working CXX compiler: /usr/bin/c++ -- works</text:p>
      <text:p text:style-name="Standard">-- Detecting CXX compiler ABI info</text:p>
      <text:p text:style-name="Standard">-- Detecting CXX compiler ABI info - done</text:p>
      <text:p text:style-name="Standard">-- Detecting CXX compile features</text:p>
      <text:p text:style-name="Standard">-- Detecting CXX compile features - done</text:p>
      <text:p text:style-name="Standard">-- Looking for pthread.h</text:p>
      <text:p text:style-name="Standard">-- Looking for pthread.h - found</text:p>
      <text:p text:style-name="Standard">-- Looking for pthread_create</text:p>
      <text:p text:style-name="Standard">-- Looking for pthread_create - not found</text:p>
      <text:p text:style-name="Standard">-- Looking for pthread_create in pthreads</text:p>
      <text:p text:style-name="Standard">-- Looking for pthread_create in pthreads - not found</text:p>
      <text:p text:style-name="Standard">-- Looking for pthread_create in pthread</text:p>
      <text:p text:style-name="Standard">-- Looking for pthread_create in pthread - found</text:p>
      <text:p text:style-name="Standard">-- Found Threads: TRUE <text:s/></text:p>
      <text:p text:style-name="Standard">-- Boost version: 1.67.0</text:p>
      <text:p text:style-name="Standard">-- Found the following Boost libraries:</text:p>
      <text:p text:style-name="Standard">-- <text:s text:c="2"/>system</text:p>
      <text:p text:style-name="Standard">-- <text:s text:c="2"/>date_time</text:p>
      <text:p text:style-name="Standard">-- <text:s text:c="2"/>thread</text:p>
      <text:p text:style-name="Standard">-- <text:s text:c="2"/>log</text:p>
      <text:p text:style-name="Standard">-- <text:s text:c="2"/>coroutine</text:p>
      <text:p text:style-name="Standard"><text:soft-page-break/>-- <text:s text:c="2"/>chrono</text:p>
      <text:p text:style-name="Standard">-- <text:s text:c="2"/>atomic</text:p>
      <text:p text:style-name="Standard">-- <text:s text:c="2"/>log_setup</text:p>
      <text:p text:style-name="Standard">-- <text:s text:c="2"/>filesystem</text:p>
      <text:p text:style-name="Standard">-- <text:s text:c="2"/>regex</text:p>
      <text:p text:style-name="Standard">-- <text:s text:c="2"/>context</text:p>
      <text:p text:style-name="Standard">-- Configuring done</text:p>
      <text:p text:style-name="Standard">-- Generating done</text:p>
      <text:p text:style-name="Standard">-- Build files have been written to: /home/silas/Documents/server_code/FEC_Erasure_Code_Unit_Test</text:p>
      <text:p text:style-name="Standard">Scanning dependencies of target fec_part</text:p>
      <text:p text:style-name="Standard">[ <text:s/>3%] Building CXX object CMakeFiles/fec_part.dir/src/Application_Layer_Receiver.cpp.o</text:p>
      <text:p text:style-name="Standard">[ <text:s/>7%] Building CXX object CMakeFiles/fec_part.dir/src/Application_Layer_Sender.cpp.o</text:p>
      <text:p text:style-name="Standard">[ 11%] Building CXX object CMakeFiles/fec_part.dir/src/ConnectionManager.cpp.o</text:p>
      <text:p text:style-name="Standard">[ 15%] Building CXX object CMakeFiles/fec_part.dir/src/Decoder.cpp.o</text:p>
      <text:p text:style-name="Standard">[ 19%] Building CXX object CMakeFiles/fec_part.dir/src/Decoder_Basic.cpp.o</text:p>
      <text:p text:style-name="Standard">[ 23%] Building CXX object CMakeFiles/fec_part.dir/src/Decoder_Block_Code.cpp.o</text:p>
      <text:p text:style-name="Standard">[ 26%] Building CXX object CMakeFiles/fec_part.dir/src/Encoder.cpp.o</text:p>
      <text:p text:style-name="Standard">[ 30%] Building CXX object CMakeFiles/fec_part.dir/src/Encoder_Basic.cpp.o</text:p>
      <text:p text:style-name="Standard">[ 34%] Building CXX object CMakeFiles/fec_part.dir/src/Encoder_Block_Code.cpp.o</text:p>
      <text:p text:style-name="Standard">[ 38%] Building CXX object CMakeFiles/fec_part.dir/src/Erasure_File_Generator.cpp.o</text:p>
      <text:p text:style-name="Standard">[ 42%] Building CXX object CMakeFiles/fec_part.dir/src/Erasure_Simulator.cpp.o</text:p>
      <text:p text:style-name="Standard">[ 46%] Building CXX object CMakeFiles/fec_part.dir/src/FEC_Decoder.cpp.o</text:p>
      <text:p text:style-name="Standard">[ 50%] Building CXX object CMakeFiles/fec_part.dir/src/FEC_Encoder.cpp.o</text:p>
      <text:p text:style-name="Standard">[ 53%] Building CXX object CMakeFiles/fec_part.dir/src/FEC_Message.cpp.o</text:p>
      <text:p text:style-name="Standard">[ 57%] Building CXX object CMakeFiles/fec_part.dir/src/Memory_Allocator.cpp.o</text:p>
      <text:p text:style-name="Standard">[ 61%] Building CXX object CMakeFiles/fec_part.dir/src/Parameter_Estimator.cpp.o</text:p>
      <text:p text:style-name="Standard">[ 65%] Building CXX object CMakeFiles/fec_part.dir/src/Payload_Simulator.cpp.o</text:p>
      <text:p text:style-name="Standard">[ 69%] Building CXX object CMakeFiles/fec_part.dir/src/Variable_Rate_FEC_Decoder.cpp.o</text:p>
      <text:p text:style-name="Standard">[ 73%] Building CXX object CMakeFiles/fec_part.dir/src/Variable_Rate_FEC_Encoder.cpp.o</text:p>
      <text:p text:style-name="Standard">[ 76%] Building CXX object CMakeFiles/fec_part.dir/src/basicOperations.cpp.o</text:p>
      <text:p text:style-name="Standard">[ 80%] Building CXX object CMakeFiles/fec_part.dir/src/codingOperations.cpp.o</text:p>
      <text:p text:style-name="Standard">[ 84%] Linking CXX static library libfec_part.a</text:p>
      <text:p text:style-name="Standard">[ 84%] Built target fec_part</text:p>
      <text:p text:style-name="Standard">Scanning dependencies of target FEC_Erasure_Code_Receiver</text:p>
      <text:p text:style-name="Standard">[ 88%] Building CXX object CMakeFiles/FEC_Erasure_Code_Receiver.dir/application_receiver_main.cpp.o</text:p>
      <text:p text:style-name="Standard">[ 92%] Linking CXX executable bin/FEC_Erasure_Code_Receiver</text:p>
      <text:p text:style-name="Standard">[ 92%] Built target FEC_Erasure_Code_Receiver</text:p>
      <text:p text:style-name="Standard">Scanning dependencies of target FEC_Erasure_Code_Sender</text:p>
      <text:p text:style-name="Standard">[ 96%] Building CXX object CMakeFiles/FEC_Erasure_Code_Sender.dir/application_sender_main.cpp.o</text:p>
      <text:p text:style-name="Standard">[100%] Linking CXX executable bin/FEC_Erasure_Code_Sender</text:p>
      <text:p text:style-name="Standard">[100%] Built target FEC_Erasure_Code_Sender</text:p>
      <text:p text:style-name="Standard">silas@Silas-Ashish:~/Documents/server_code/FEC_Erasure_Code_Unit_Test$ cd bin</text:p>
      <text:p text:style-name="Standard">silas@Silas-Ashish:~/Documents/server_code/FEC_Erasure_Code_Unit_Test/bin$ ls</text:p>
      <text:p text:style-name="Standard">erasure.bin <text:s text:c="15"/>outputData.pcm <text:s text:c="5"/>test_high_rate.raw</text:p>
      <text:p text:style-name="Standard">FEC_Erasure_Code_Receiver <text:s/>symbolsDecode.bin <text:s text:c="2"/>test_high_rate.wav</text:p>
      <text:p text:style-name="Standard">FEC_Erasure_Code_Sender <text:s text:c="3"/>symbolsEncode.bin <text:s text:c="2"/>test.pcm</text:p>
      <text:p text:style-name="Standard">inputData.pcm <text:s text:c="13"/>test_high_rate.pcm <text:s/>test.wav</text:p>
      <text:p text:style-name="Standard"><text:soft-page-break/>silas@Silas-Ashish:~/Documents/server_code/FEC_Erasure_Code_Unit_Test/bin$ ./FEC_Erasure_Code_Receiver 127.0.0.1 127.0.0.1 400 5</text:p>
      <text:p text:style-name="Standard">Source IP: 127.0.0.1</text:p>
      <text:p text:style-name="Standard">Destination IP: 127.0.0.1</text:p>
      <text:p text:style-name="Standard">Created socket for sending, descriptor = 4</text:p>
      <text:p text:style-name="Standard">Created socket for response, descriptor = 5</text:p>
      <text:p text:style-name="Standard">Iteration = 360000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999 = 0</text:p>
      <text:p text:style-name="Standard">Instantaneous FEC packet rate = 497.76 packets per second</text:p>
      <text:p text:style-name="Standard">Instantaneous FEC decoding rate = 199.104 kB/s</text:p>
      <text:p text:style-name="Standard"/>
      <text:p text:style-name="Standard">(T,B,N)=(10,10,1)</text:p>
      <text:p text:style-name="Standard">k=10 and n=20</text:p>
      <text:p text:style-name="Standard">(T,B,N)=(10,10,10)</text:p>
      <text:p text:style-name="Standard">k=1 and n=11</text:p>
      <text:p text:style-name="Standard">Instantaneous UDP loss rate = 0.21</text:p>
      <text:p text:style-name="Standard">Burst length: Counts</text:p>
      <text:p text:style-name="Standard">1: 1</text:p>
      <text:p text:style-name="Standard">3: 2</text:p>
      <text:p text:style-name="Standard">4: 2</text:p>
      <text:p text:style-name="Standard">6: 2</text:p>
      <text:p text:style-name="Standard">7: 1</text:p>
      <text:p text:style-name="Standard">10: 2</text:p>
      <text:p text:style-name="Standard">11: 2</text:p>
      <text:p text:style-name="Standard">12: 4</text:p>
      <text:p text:style-name="Standard">18: 2</text:p>
      <text:p text:style-name="Standard">20: 1</text:p>
      <text:p text:style-name="Standard">30: 1</text:p>
      <text:p text:style-name="Standard">FEC loss rate over 1000 packets ending at seq 1999 = 0.067</text:p>
      <text:p text:style-name="Standard">Instantaneous FEC packet rate = 418.76 packets per second</text:p>
      <text:p text:style-name="Standard">Instantaneous FEC decoding rate = 167.504 kB/s</text:p>
      <text:p text:style-name="Standard"/>
      <text:p text:style-name="Standard">Instantaneous UDP loss rate = 0.004</text:p>
      <text:p text:style-name="Standard">Burst length: Counts</text:p>
      <text:p text:style-name="Standard">1: 1</text:p>
      <text:p text:style-name="Standard">3: 1</text:p>
      <text:p text:style-name="Standard">(T,B,N)=(10,3,1)</text:p>
      <text:p text:style-name="Standard">k=10 and n=13</text:p>
      <text:p text:style-name="Standard">FEC loss rate over 1000 packets ending at seq 2999 = 0</text:p>
      <text:p text:style-name="Standard">Instantaneous FEC packet rate = 607.165 packets per second</text:p>
      <text:p text:style-name="Standard">Instantaneous FEC decoding rate = 242.866 kB/s</text:p>
      <text:p text:style-name="Standard"/>
      <text:p text:style-name="Standard">(T,B,N)=(10,4,4)</text:p>
      <text:p text:style-name="Standard">k=7 and n=11</text:p>
      <text:p text:style-name="Standard">(T,B,N)=(10,10,4)</text:p>
      <text:p text:style-name="Standard"><text:soft-page-break/>k=7 and n=17</text:p>
      <text:p text:style-name="Standard">Instantaneous UDP loss rate = 0.039</text:p>
      <text:p text:style-name="Standard">Burst length: Counts</text:p>
      <text:p text:style-name="Standard">1: 12</text:p>
      <text:p text:style-name="Standard">2: 1</text:p>
      <text:p text:style-name="Standard">3: 2</text:p>
      <text:p text:style-name="Standard">5: 1</text:p>
      <text:p text:style-name="Standard">14: 1</text:p>
      <text:p text:style-name="Standard">FEC loss rate over 1000 packets ending at seq 3999 = 0.014</text:p>
      <text:p text:style-name="Standard">Instantaneous FEC packet rate = 509.424 packets per second</text:p>
      <text:p text:style-name="Standard">Instantaneous FEC decoding rate = 203.77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5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26</text:p>
      <text:p text:style-name="Standard"><text:soft-page-break/>Burst length: Counts</text:p>
      <text:p text:style-name="Standard">1: 6</text:p>
      <text:p text:style-name="Standard">3: 1</text:p>
      <text:p text:style-name="Standard">4: 1</text:p>
      <text:p text:style-name="Standard">6: 1</text:p>
      <text:p text:style-name="Standard">7: 1</text:p>
      <text:p text:style-name="Standard">FEC loss rate over 1000 packets ending at seq 9999 = 0.007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1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3,1)</text:p>
      <text:p text:style-name="Standard">k=10 and n=13</text:p>
      <text:p text:style-name="Standard">(T,B,N)=(10,3,3)</text:p>
      <text:p text:style-name="Standard">k=8 and n=11</text:p>
      <text:p text:style-name="Standard">(T,B,N)=(10,10,6)</text:p>
      <text:p text:style-name="Standard">k=5 and n=15</text:p>
      <text:p text:style-name="Standard">Instantaneous UDP loss rate = 0.044</text:p>
      <text:p text:style-name="Standard"><text:soft-page-break/>Burst length: Counts</text:p>
      <text:p text:style-name="Standard">1: 12</text:p>
      <text:p text:style-name="Standard">2: 4</text:p>
      <text:p text:style-name="Standard">3: 2</text:p>
      <text:p text:style-name="Standard">5: 1</text:p>
      <text:p text:style-name="Standard">13: 1</text:p>
      <text:p text:style-name="Standard">FEC loss rate over 1000 packets ending at seq 15999 = 0.019</text:p>
      <text:p text:style-name="Standard">Instantaneous FEC packet rate = 473.934 packets per second</text:p>
      <text:p text:style-name="Standard">Instantaneous FEC decoding rate = 189.573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999 = 0</text:p>
      <text:p text:style-name="Standard">Instantaneous FEC packet rate = 529.381 packets per second</text:p>
      <text:p text:style-name="Standard">Instantaneous FEC decoding rate = 211.752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7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8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Instantaneous UDP loss rate = 0.01</text:p>
      <text:p text:style-name="Standard">Burst length: Counts</text:p>
      <text:p text:style-name="Standard">1: 10</text:p>
      <text:p text:style-name="Standard"><text:soft-page-break/>FEC loss rate over 1000 packets ending at seq 21999 = 0.004</text:p>
      <text:p text:style-name="Standard">Instantaneous FEC packet rate = 465.766 packets per second</text:p>
      <text:p text:style-name="Standard">Instantaneous FEC decoding rate = 186.306 kB/s</text:p>
      <text:p text:style-name="Standard"/>
      <text:p text:style-name="Standard">(T,B,N)=(10,10,1)</text:p>
      <text:p text:style-name="Standard">k=10 and n=20</text:p>
      <text:p text:style-name="Standard">(T,B,N)=(10,10,10)</text:p>
      <text:p text:style-name="Standard">k=1 and n=11</text:p>
      <text:p text:style-name="Standard">Instantaneous UDP loss rate = 0.071</text:p>
      <text:p text:style-name="Standard">Burst length: Counts</text:p>
      <text:p text:style-name="Standard">1: 6</text:p>
      <text:p text:style-name="Standard">3: 1</text:p>
      <text:p text:style-name="Standard">10: 1</text:p>
      <text:p text:style-name="Standard">11: 1</text:p>
      <text:p text:style-name="Standard">13: 1</text:p>
      <text:p text:style-name="Standard">14: 2</text:p>
      <text:p text:style-name="Standard">FEC loss rate over 1000 packets ending at seq 22999 = 0.047</text:p>
      <text:p text:style-name="Standard">Instantaneous FEC packet rate = 539.957 packets per second</text:p>
      <text:p text:style-name="Standard">Instantaneous FEC decoding rate = 215.983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23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999 = 0</text:p>
      <text:p text:style-name="Standard"><text:soft-page-break/>Instantaneous FEC packet rate = 500.25 packets per second</text:p>
      <text:p text:style-name="Standard">Instantaneous FEC decoding rate = 200.1 kB/s</text:p>
      <text:p text:style-name="Standard"/>
      <text:p text:style-name="Standard">(T,B,N)=(10,1,1)</text:p>
      <text:p text:style-name="Standard">k=10 and n=11</text:p>
      <text:p text:style-name="Standard">(T,B,N)=(10,2,1)</text:p>
      <text:p text:style-name="Standard">k=10 and n=12</text:p>
      <text:p text:style-name="Standard">Instantaneous UDP loss rate = 0.011</text:p>
      <text:p text:style-name="Standard">Burst length: Counts</text:p>
      <text:p text:style-name="Standard">1: 7</text:p>
      <text:p text:style-name="Standard">2: 2</text:p>
      <text:p text:style-name="Standard">FEC loss rate over 1000 packets ending at seq 28999 = 0.003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9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30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3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2,1)</text:p>
      <text:p text:style-name="Standard">k=10 and n=12</text:p>
      <text:p text:style-name="Standard"><text:soft-page-break/>(T,B,N)=(10,2,2)</text:p>
      <text:p text:style-name="Standard">k=9 and n=11</text:p>
      <text:p text:style-name="Standard">(T,B,N)=(10,3,2)</text:p>
      <text:p text:style-name="Standard">k=9 and n=12</text:p>
      <text:p text:style-name="Standard">(T,B,N)=(10,10,6)</text:p>
      <text:p text:style-name="Standard">k=5 and n=15</text:p>
      <text:p text:style-name="Standard">(T,B,N)=(10,8,8)</text:p>
      <text:p text:style-name="Standard">k=3 and n=11</text:p>
      <text:p text:style-name="Standard">Instantaneous UDP loss rate = 0.041</text:p>
      <text:p text:style-name="Standard">Burst length: Counts</text:p>
      <text:p text:style-name="Standard">1: 8</text:p>
      <text:p text:style-name="Standard">2: 1</text:p>
      <text:p text:style-name="Standard">3: 1</text:p>
      <text:p text:style-name="Standard">5: 2</text:p>
      <text:p text:style-name="Standard">8: 1</text:p>
      <text:p text:style-name="Standard">10: 1</text:p>
      <text:p text:style-name="Standard">FEC loss rate over 1000 packets ending at seq 34999 = 0.017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36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7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8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9999 = 0</text:p>
      <text:p text:style-name="Standard"><text:soft-page-break/>Instantaneous FEC packet rate = 500 packets per second</text:p>
      <text:p text:style-name="Standard">Instantaneous FEC decoding rate = 200 kB/s</text:p>
      <text:p text:style-name="Standard"/>
      <text:p text:style-name="Standard">(T,B,N)=(10,1,1)</text:p>
      <text:p text:style-name="Standard">k=10 and n=11</text:p>
      <text:p text:style-name="Standard">(T,B,N)=(10,9,1)</text:p>
      <text:p text:style-name="Standard">k=10 and n=19</text:p>
      <text:p text:style-name="Standard">(T,B,N)=(10,10,8)</text:p>
      <text:p text:style-name="Standard">k=3 and n=13</text:p>
      <text:p text:style-name="Standard">Instantaneous UDP loss rate = 0.044</text:p>
      <text:p text:style-name="Standard">Burst length: Counts</text:p>
      <text:p text:style-name="Standard">1: 8</text:p>
      <text:p text:style-name="Standard">2: 3</text:p>
      <text:p text:style-name="Standard">4: 1</text:p>
      <text:p text:style-name="Standard">9: 1</text:p>
      <text:p text:style-name="Standard">17: 1</text:p>
      <text:p text:style-name="Standard">FEC loss rate over 1000 packets ending at seq 40999 = 0.031</text:p>
      <text:p text:style-name="Standard">Instantaneous FEC packet rate = 466.636 packets per second</text:p>
      <text:p text:style-name="Standard">Instantaneous FEC decoding rate = 186.65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1999 = 0</text:p>
      <text:p text:style-name="Standard">Instantaneous FEC packet rate = 538.793 packets per second</text:p>
      <text:p text:style-name="Standard">Instantaneous FEC decoding rate = 215.517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42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3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4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5999 = 0</text:p>
      <text:p text:style-name="Standard"><text:soft-page-break/>Instantaneous FEC packet rate = 500 packets per second</text:p>
      <text:p text:style-name="Standard">Instantaneous FEC decoding rate = 200 kB/s</text:p>
      <text:p text:style-name="Standard"/>
      <text:p text:style-name="Standard">(T,B,N)=(10,1,1)</text:p>
      <text:p text:style-name="Standard">k=10 and n=11</text:p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46999 = 0.001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6,6)</text:p>
      <text:p text:style-name="Standard">k=5 and n=11</text:p>
      <text:p text:style-name="Standard">(T,B,N)=(10,9,8)</text:p>
      <text:p text:style-name="Standard">k=3 and n=12</text:p>
      <text:p text:style-name="Standard">Instantaneous UDP loss rate = 0.033</text:p>
      <text:p text:style-name="Standard">Burst length: Counts</text:p>
      <text:p text:style-name="Standard">1: 7</text:p>
      <text:p text:style-name="Standard">2: 1</text:p>
      <text:p text:style-name="Standard">5: 3</text:p>
      <text:p text:style-name="Standard">9: 1</text:p>
      <text:p text:style-name="Standard">FEC loss rate over 1000 packets ending at seq 47999 = 0.016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8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49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0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1999 = 0</text:p>
      <text:p text:style-name="Standard"><text:soft-page-break/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2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10,2)</text:p>
      <text:p text:style-name="Standard">k=9 and n=19</text:p>
      <text:p text:style-name="Standard">Instantaneous UDP loss rate = 0.06</text:p>
      <text:p text:style-name="Standard">Burst length: Counts</text:p>
      <text:p text:style-name="Standard">1: 9</text:p>
      <text:p text:style-name="Standard">3: 2</text:p>
      <text:p text:style-name="Standard">45: 1</text:p>
      <text:p text:style-name="Standard">FEC loss rate over 1000 packets ending at seq 53999 = 0.049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4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55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6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7999 = 0</text:p>
      <text:p text:style-name="Standard">Instantaneous FEC packet rate = 500.25 packets per second</text:p>
      <text:p text:style-name="Standard">Instantaneous FEC decoding rate = 200.1 kB/s</text:p>
      <text:p text:style-name="Standard"><text:soft-page-break/></text:p>
      <text:p text:style-name="Standard">Instantaneous UDP loss rate = 0</text:p>
      <text:p text:style-name="Standard">Burst length: Counts</text:p>
      <text:p text:style-name="Standard">FEC loss rate over 1000 packets ending at seq 58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5,2)</text:p>
      <text:p text:style-name="Standard">k=9 and n=14</text:p>
      <text:p text:style-name="Standard">(T,B,N)=(10,5,4)</text:p>
      <text:p text:style-name="Standard">k=7 and n=12</text:p>
      <text:p text:style-name="Standard">(T,B,N)=(10,6,6)</text:p>
      <text:p text:style-name="Standard">k=5 and n=11</text:p>
      <text:p text:style-name="Standard">Instantaneous UDP loss rate = 0.032</text:p>
      <text:p text:style-name="Standard">Burst length: Counts</text:p>
      <text:p text:style-name="Standard">1: 17</text:p>
      <text:p text:style-name="Standard">2: 1</text:p>
      <text:p text:style-name="Standard">3: 1</text:p>
      <text:p text:style-name="Standard">5: 2</text:p>
      <text:p text:style-name="Standard">FEC loss rate over 1000 packets ending at seq 59999 = 0.013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0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61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2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<text:soft-page-break/>FEC loss rate over 1000 packets ending at seq 63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4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1,1)</text:p>
      <text:p text:style-name="Standard">k=10 and n=11</text:p>
      <text:p text:style-name="Standard">(T,B,N)=(10,2,1)</text:p>
      <text:p text:style-name="Standard">k=10 and n=12</text:p>
      <text:p text:style-name="Standard">(T,B,N)=(10,3,1)</text:p>
      <text:p text:style-name="Standard">k=10 and n=13</text:p>
      <text:p text:style-name="Standard">(T,B,N)=(10,10,1)</text:p>
      <text:p text:style-name="Standard">k=10 and n=20</text:p>
      <text:p text:style-name="Standard">(T,B,N)=(10,10,6)</text:p>
      <text:p text:style-name="Standard">k=5 and n=15</text:p>
      <text:p text:style-name="Standard">Instantaneous UDP loss rate = 0.062</text:p>
      <text:p text:style-name="Standard">Burst length: Counts</text:p>
      <text:p text:style-name="Standard">1: 10</text:p>
      <text:p text:style-name="Standard">2: 1</text:p>
      <text:p text:style-name="Standard">3: 1</text:p>
      <text:p text:style-name="Standard">13: 1</text:p>
      <text:p text:style-name="Standard">16: 1</text:p>
      <text:p text:style-name="Standard">18: 1</text:p>
      <text:p text:style-name="Standard">FEC loss rate over 1000 packets ending at seq 65999 = 0.054</text:p>
      <text:p text:style-name="Standard">Instantaneous FEC packet rate = 462.535 packets per second</text:p>
      <text:p text:style-name="Standard">Instantaneous FEC decoding rate = 185.01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6999 = 0</text:p>
      <text:p text:style-name="Standard">Instantaneous FEC packet rate = 544.366 packets per second</text:p>
      <text:p text:style-name="Standard">Instantaneous FEC decoding rate = 217.746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67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8999 = 0</text:p>
      <text:p text:style-name="Standard"><text:soft-page-break/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9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0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2,1)</text:p>
      <text:p text:style-name="Standard">k=10 and n=12</text:p>
      <text:p text:style-name="Standard">(T,B,N)=(10,3,3)</text:p>
      <text:p text:style-name="Standard">k=8 and n=11</text:p>
      <text:p text:style-name="Standard">Instantaneous UDP loss rate = 0.006</text:p>
      <text:p text:style-name="Standard">Burst length: Counts</text:p>
      <text:p text:style-name="Standard">1: 2</text:p>
      <text:p text:style-name="Standard">2: 2</text:p>
      <text:p text:style-name="Standard">FEC loss rate over 1000 packets ending at seq 71999 = 0.004</text:p>
      <text:p text:style-name="Standard">Instantaneous FEC packet rate = 481.232 packets per second</text:p>
      <text:p text:style-name="Standard">Instantaneous FEC decoding rate = 192.493 kB/s</text:p>
      <text:p text:style-name="Standard"/>
      <text:p text:style-name="Standard">(T,B,N)=(10,10,1)</text:p>
      <text:p text:style-name="Standard">k=10 and n=20</text:p>
      <text:p text:style-name="Standard">Instantaneous UDP loss rate = 0.017</text:p>
      <text:p text:style-name="Standard">Burst length: Counts</text:p>
      <text:p text:style-name="Standard">1: 7</text:p>
      <text:p text:style-name="Standard">10: 1</text:p>
      <text:p text:style-name="Standard">FEC loss rate over 1000 packets ending at seq 72999 = 0.011</text:p>
      <text:p text:style-name="Standard">Instantaneous FEC packet rate = 520.562 packets per second</text:p>
      <text:p text:style-name="Standard">Instantaneous FEC decoding rate = 208.225 kB/s</text:p>
      <text:p text:style-name="Standard"/>
      <text:p text:style-name="Standard">(T,B,N)=(10,2,2)</text:p>
      <text:p text:style-name="Standard">k=9 and n=11</text:p>
      <text:p text:style-name="Standard">Instantaneous UDP loss rate = 0</text:p>
      <text:p text:style-name="Standard">Burst length: Counts</text:p>
      <text:p text:style-name="Standard">FEC loss rate over 1000 packets ending at seq 73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<text:soft-page-break/>FEC loss rate over 1000 packets ending at seq 74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5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6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7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5,1)</text:p>
      <text:p text:style-name="Standard">k=10 and n=15</text:p>
      <text:p text:style-name="Standard">(T,B,N)=(10,6,6)</text:p>
      <text:p text:style-name="Standard">k=5 and n=11</text:p>
      <text:p text:style-name="Standard">(T,B,N)=(10,10,6)</text:p>
      <text:p text:style-name="Standard">k=5 and n=15</text:p>
      <text:p text:style-name="Standard">Instantaneous UDP loss rate = 0.041</text:p>
      <text:p text:style-name="Standard">Burst length: Counts</text:p>
      <text:p text:style-name="Standard">1: 7</text:p>
      <text:p text:style-name="Standard">2: 3</text:p>
      <text:p text:style-name="Standard">3: 1</text:p>
      <text:p text:style-name="Standard">5: 2</text:p>
      <text:p text:style-name="Standard">15: 1</text:p>
      <text:p text:style-name="Standard">FEC loss rate over 1000 packets ending at seq 78999 = 0.019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9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<text:soft-page-break/>FEC loss rate over 1000 packets ending at seq 80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1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8,1)</text:p>
      <text:p text:style-name="Standard">k=10 and n=18</text:p>
      <text:p text:style-name="Standard">Instantaneous UDP loss rate = 0.008</text:p>
      <text:p text:style-name="Standard">Burst length: Counts</text:p>
      <text:p text:style-name="Standard">8: 1</text:p>
      <text:p text:style-name="Standard">FEC loss rate over 1000 packets ending at seq 82999 = 0.008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3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(T,B,N)=(10,1,1)</text:p>
      <text:p text:style-name="Standard">k=10 and n=11</text:p>
      <text:p text:style-name="Standard">(T,B,N)=(10,2,1)</text:p>
      <text:p text:style-name="Standard">k=10 and n=12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(T,B,N)=(10,10,10)</text:p>
      <text:p text:style-name="Standard">k=1 and n=11</text:p>
      <text:p text:style-name="Standard">Instantaneous UDP loss rate = 0.138</text:p>
      <text:p text:style-name="Standard">Burst length: Counts</text:p>
      <text:p text:style-name="Standard">1: 9</text:p>
      <text:p text:style-name="Standard">2: 3</text:p>
      <text:p text:style-name="Standard">3: 1</text:p>
      <text:p text:style-name="Standard">9: 1</text:p>
      <text:p text:style-name="Standard">11: 1</text:p>
      <text:p text:style-name="Standard">13: 1</text:p>
      <text:p text:style-name="Standard">14: 1</text:p>
      <text:p text:style-name="Standard">73: 1</text:p>
      <text:p text:style-name="Standard">FEC loss rate over 1000 packets ending at seq 84999 = 0.104</text:p>
      <text:p text:style-name="Standard">Instantaneous FEC packet rate = 421.23 packets per second</text:p>
      <text:p text:style-name="Standard"><text:soft-page-break/>Instantaneous FEC decoding rate = 168.492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85999 = 0</text:p>
      <text:p text:style-name="Standard">Instantaneous FEC packet rate = 615.385 packets per second</text:p>
      <text:p text:style-name="Standard">Instantaneous FEC decoding rate = 246.15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6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7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8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9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10,1)</text:p>
      <text:p text:style-name="Standard">k=10 and n=20</text:p>
      <text:p text:style-name="Standard">(T,B,N)=(10,10,6)</text:p>
      <text:p text:style-name="Standard">k=5 and n=15</text:p>
      <text:p text:style-name="Standard">Instantaneous UDP loss rate = 0.226</text:p>
      <text:p text:style-name="Standard">Burst length: Counts</text:p>
      <text:p text:style-name="Standard">1: 9</text:p>
      <text:p text:style-name="Standard">2: 3</text:p>
      <text:p text:style-name="Standard">5: 1</text:p>
      <text:p text:style-name="Standard">10: 1</text:p>
      <text:p text:style-name="Standard">11: 1</text:p>
      <text:p text:style-name="Standard">23: 1</text:p>
      <text:p text:style-name="Standard">162: 1</text:p>
      <text:p text:style-name="Standard">FEC loss rate over 1000 packets ending at seq 90999 = 0.196</text:p>
      <text:p text:style-name="Standard">Instantaneous FEC packet rate = 322.581 packets per second</text:p>
      <text:p text:style-name="Standard"><text:soft-page-break/>Instantaneous FEC decoding rate = 129.032 kB/s</text:p>
      <text:p text:style-name="Standard"/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91999 = 0</text:p>
      <text:p text:style-name="Standard">Instantaneous FEC packet rate = 1112.35 packets per second</text:p>
      <text:p text:style-name="Standard">Instantaneous FEC decoding rate = 444.939 kB/s</text:p>
      <text:p text:style-name="Standard"/>
      <text:p text:style-name="Standard">(T,B,N)=(10,1,1)</text:p>
      <text:p text:style-name="Standard">k=10 and n=11</text:p>
      <text:p text:style-name="Standard">Instantaneous UDP loss rate = 0</text:p>
      <text:p text:style-name="Standard">Burst length: Counts</text:p>
      <text:p text:style-name="Standard">FEC loss rate over 1000 packets ending at seq 92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93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1,1)</text:p>
      <text:p text:style-name="Standard">k=10 and n=11</text:p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94999 = 0.001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95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0,0)</text:p>
      <text:p text:style-name="Standard">k=11 and n=11</text:p>
      <text:p text:style-name="Standard">Instantaneous UDP loss rate = 0.002</text:p>
      <text:p text:style-name="Standard">Burst length: Counts</text:p>
      <text:p text:style-name="Standard">1: 2</text:p>
      <text:p text:style-name="Standard">(T,B,N)=(10,1,1)</text:p>
      <text:p text:style-name="Standard">k=10 and n=11</text:p>
      <text:p text:style-name="Standard">FEC loss rate over 1000 packets ending at seq 96999 = 0.002</text:p>
      <text:p text:style-name="Standard">Instantaneous FEC packet rate = 491.642 packets per second</text:p>
      <text:p text:style-name="Standard"><text:soft-page-break/>Instantaneous FEC decoding rate = 196.657 kB/s</text:p>
      <text:p text:style-name="Standard"/>
      <text:p text:style-name="Standard">(T,B,N)=(10,10,1)</text:p>
      <text:p text:style-name="Standard">k=10 and n=20</text:p>
      <text:p text:style-name="Standard">(T,B,N)=(10,6,6)</text:p>
      <text:p text:style-name="Standard">k=5 and n=11</text:p>
      <text:p text:style-name="Standard">(T,B,N)=(10,10,9)</text:p>
      <text:p text:style-name="Standard">k=2 and n=12</text:p>
      <text:p text:style-name="Standard">Instantaneous UDP loss rate = 0.059</text:p>
      <text:p text:style-name="Standard">Burst length: Counts</text:p>
      <text:p text:style-name="Standard">1: 8</text:p>
      <text:p text:style-name="Standard">3: 2</text:p>
      <text:p text:style-name="Standard">6: 2</text:p>
      <text:p text:style-name="Standard">15: 1</text:p>
      <text:p text:style-name="Standard">18: 1</text:p>
      <text:p text:style-name="Standard">FEC loss rate over 1000 packets ending at seq 97999 = 0.04</text:p>
      <text:p text:style-name="Standard">Instantaneous FEC packet rate = 508.906 packets per second</text:p>
      <text:p text:style-name="Standard">Instantaneous FEC decoding rate = 203.562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98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99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0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1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2999 = 0</text:p>
      <text:p text:style-name="Standard">Instantaneous FEC packet rate = 500 packets per second</text:p>
      <text:p text:style-name="Standard"><text:soft-page-break/>Instantaneous FEC decoding rate = 2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(T,B,N)=(10,8,7)</text:p>
      <text:p text:style-name="Standard">k=4 and n=12</text:p>
      <text:p text:style-name="Standard">(T,B,N)=(10,9,9)</text:p>
      <text:p text:style-name="Standard">k=2 and n=11</text:p>
      <text:p text:style-name="Standard">Instantaneous UDP loss rate = 0.051</text:p>
      <text:p text:style-name="Standard">Burst length: Counts</text:p>
      <text:p text:style-name="Standard">1: 15</text:p>
      <text:p text:style-name="Standard">3: 1</text:p>
      <text:p text:style-name="Standard">5: 1</text:p>
      <text:p text:style-name="Standard">6: 1</text:p>
      <text:p text:style-name="Standard">7: 2</text:p>
      <text:p text:style-name="Standard">8: 1</text:p>
      <text:p text:style-name="Standard">FEC loss rate over 1000 packets ending at seq 103999 = 0.013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104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5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6999 = 0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7999 = 0</text:p>
      <text:p text:style-name="Standard">Instantaneous FEC packet rate = 500.25 packets per second</text:p>
      <text:p text:style-name="Standard">Instantaneous FEC decoding rate = 200.1 kB/s</text:p>
      <text:p text:style-name="Standard"><text:soft-page-break/></text:p>
      <text:p text:style-name="Standard">Instantaneous UDP loss rate = 0</text:p>
      <text:p text:style-name="Standard">Burst length: Counts</text:p>
      <text:p text:style-name="Standard">FEC loss rate over 1000 packets ending at seq 108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1,1)</text:p>
      <text:p text:style-name="Standard">k=10 and n=11</text:p>
      <text:p text:style-name="Standard">(T,B,N)=(10,10,6)</text:p>
      <text:p text:style-name="Standard">k=5 and n=15</text:p>
      <text:p text:style-name="Standard">Instantaneous UDP loss rate = 0.023</text:p>
      <text:p text:style-name="Standard">Burst length: Counts</text:p>
      <text:p text:style-name="Standard">1: 9</text:p>
      <text:p text:style-name="Standard">4: 1</text:p>
      <text:p text:style-name="Standard">10: 1</text:p>
      <text:p text:style-name="Standard">FEC loss rate over 1000 packets ending at seq 109999 = 0.012</text:p>
      <text:p text:style-name="Standard">Instantaneous FEC packet rate = 500 packets per second</text:p>
      <text:p text:style-name="Standard">Instantaneous FEC decoding rate = 2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10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11999 = 0</text:p>
      <text:p text:style-name="Standard">Instantaneous FEC packet rate = 500.25 packets per second</text:p>
      <text:p text:style-name="Standard">Instantaneous FEC decoding rate = 200.1 kB/s</text:p>
      <text:p text:style-name="Standard"/>
      <text:p text:style-name="Standard">^C</text:p>
      <text:p text:style-name="Standard">silas@Silas-Ashish:~/Documents/server_code/FEC_Erasure_Code_Unit_Test/bin$ ^C</text:p>
      <text:p text:style-name="Standard">silas@Silas-Ashish:~/Documents/server_code/FEC_Erasure_Code_Unit_Test/bin$ ./FEC_Erasure_Code_Receiver 127.0.0.1 127.0.0.1 400 5</text:p>
      <text:p text:style-name="Standard">Source IP: 127.0.0.1</text:p>
      <text:p text:style-name="Standard">Destination IP: 127.0.0.1</text:p>
      <text:p text:style-name="Standard">Created socket for sending, descriptor = 4</text:p>
      <text:p text:style-name="Standard">Created socket for response, descriptor = 5</text:p>
      <text:p text:style-name="Standard">Iteration = 360000</text:p>
      <text:p text:style-name="Standard">(T,B,N)=(10,0,0)</text:p>
      <text:p text:style-name="Standard">k=11 and n=11</text:p>
      <text:p text:style-name="Standard">Instantaneous UDP loss rate = 1</text:p>
      <text:p text:style-name="Standard">Burst length: Counts</text:p>
      <text:p text:style-name="Standard"><text:s/>&gt; 1001: 1</text:p>
      <text:p text:style-name="Standard">FEC loss rate over 1000 packets ending at seq 999 = 1</text:p>
      <text:p text:style-name="Standard"><text:soft-page-break/>Instantaneous FEC packet rate = 9009.01 packets per second</text:p>
      <text:p text:style-name="Standard">Instantaneous FEC decoding rate = 3603.6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1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2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3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4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5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6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7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8999 = 1</text:p>
      <text:p text:style-name="Standard">Instantaneous FEC packet rate = 10526.3 packets per second</text:p>
      <text:p text:style-name="Standard"><text:soft-page-break/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9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Instantaneous UDP loss rate = 1</text:p>
      <text:p text:style-name="Standard">Burst length: Counts</text:p>
      <text:p text:style-name="Standard">FEC loss rate over 1000 packets ending at seq 10999 = 1</text:p>
      <text:p text:style-name="Standard">Instantaneous FEC packet rate = 10526.3 packets per second</text:p>
      <text:p text:style-name="Standard">Instantaneous FEC decoding rate = 4210.53 kB/s</text:p>
      <text:p text:style-name="Standard"/>
      <text:p text:style-name="Standard">^C</text:p>
      <text:p text:style-name="Standard">silas@Silas-Ashish:~/Documents/server_code/FEC_Erasure_Code_Unit_Test/bin$ ./FEC_Erasure_Code_Receiver 127.0.0.1 127.0.0.1 400 5</text:p>
      <text:p text:style-name="Standard">Source IP: 127.0.0.1</text:p>
      <text:p text:style-name="Standard">Destination IP: 127.0.0.1</text:p>
      <text:p text:style-name="Standard">Created socket for sending, descriptor = 4</text:p>
      <text:p text:style-name="Standard">Created socket for response, descriptor = 5</text:p>
      <text:p text:style-name="Standard">Iteration = 360000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999 = 0</text:p>
      <text:p text:style-name="Standard">Instantaneous FEC packet rate = 998.004 packets per second</text:p>
      <text:p text:style-name="Standard">Instantaneous FEC decoding rate = 399.202 kB/s</text:p>
      <text:p text:style-name="Standard"/>
      <text:p text:style-name="Standard">(T,B,N)=(10,10,1)</text:p>
      <text:p text:style-name="Standard">k=10 and n=20</text:p>
      <text:p text:style-name="Standard">(T,B,N)=(10,10,10)</text:p>
      <text:p text:style-name="Standard">k=1 and n=11</text:p>
      <text:p text:style-name="Standard">Instantaneous UDP loss rate = 0.21</text:p>
      <text:p text:style-name="Standard">Burst length: Counts</text:p>
      <text:p text:style-name="Standard">1: 1</text:p>
      <text:p text:style-name="Standard">3: 2</text:p>
      <text:p text:style-name="Standard">4: 2</text:p>
      <text:p text:style-name="Standard">6: 2</text:p>
      <text:p text:style-name="Standard">7: 1</text:p>
      <text:p text:style-name="Standard">10: 2</text:p>
      <text:p text:style-name="Standard">11: 2</text:p>
      <text:p text:style-name="Standard">12: 4</text:p>
      <text:p text:style-name="Standard">18: 2</text:p>
      <text:p text:style-name="Standard">20: 1</text:p>
      <text:p text:style-name="Standard">30: 1</text:p>
      <text:p text:style-name="Standard">FEC loss rate over 1000 packets ending at seq 1999 = 0.067</text:p>
      <text:p text:style-name="Standard">Instantaneous FEC packet rate = 464.468 packets per second</text:p>
      <text:p text:style-name="Standard"><text:soft-page-break/>Instantaneous FEC decoding rate = 185.787 kB/s</text:p>
      <text:p text:style-name="Standard"/>
      <text:p text:style-name="Standard">Instantaneous UDP loss rate = 0.004</text:p>
      <text:p text:style-name="Standard">Burst length: Counts</text:p>
      <text:p text:style-name="Standard">1: 1</text:p>
      <text:p text:style-name="Standard">3: 1</text:p>
      <text:p text:style-name="Standard">(T,B,N)=(10,3,1)</text:p>
      <text:p text:style-name="Standard">k=10 and n=13</text:p>
      <text:p text:style-name="Standard">FEC loss rate over 1000 packets ending at seq 2999 = 0</text:p>
      <text:p text:style-name="Standard">Instantaneous FEC packet rate = 2304.15 packets per second</text:p>
      <text:p text:style-name="Standard">Instantaneous FEC decoding rate = 921.659 kB/s</text:p>
      <text:p text:style-name="Standard"/>
      <text:p text:style-name="Standard">(T,B,N)=(10,4,4)</text:p>
      <text:p text:style-name="Standard">k=7 and n=11</text:p>
      <text:p text:style-name="Standard">(T,B,N)=(10,10,4)</text:p>
      <text:p text:style-name="Standard">k=7 and n=17</text:p>
      <text:p text:style-name="Standard">Instantaneous UDP loss rate = 0.039</text:p>
      <text:p text:style-name="Standard">Burst length: Counts</text:p>
      <text:p text:style-name="Standard">1: 12</text:p>
      <text:p text:style-name="Standard">2: 1</text:p>
      <text:p text:style-name="Standard">3: 2</text:p>
      <text:p text:style-name="Standard">5: 1</text:p>
      <text:p text:style-name="Standard">14: 1</text:p>
      <text:p text:style-name="Standard">FEC loss rate over 1000 packets ending at seq 3999 = 0.014</text:p>
      <text:p text:style-name="Standard">Instantaneous FEC packet rate = 873.362 packets per second</text:p>
      <text:p text:style-name="Standard">Instantaneous FEC decoding rate = 349.345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999 = 0</text:p>
      <text:p text:style-name="Standard">Instantaneous FEC packet rate = 3105.59 packets per second</text:p>
      <text:p text:style-name="Standard">Instantaneous FEC decoding rate = 1242.2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5999 = 0</text:p>
      <text:p text:style-name="Standard">Instantaneous FEC packet rate = 1058.2 packets per second</text:p>
      <text:p text:style-name="Standard">Instantaneous FEC decoding rate = 423.28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<text:soft-page-break/>FEC loss rate over 1000 packets ending at seq 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26</text:p>
      <text:p text:style-name="Standard">Burst length: Counts</text:p>
      <text:p text:style-name="Standard">1: 6</text:p>
      <text:p text:style-name="Standard">3: 1</text:p>
      <text:p text:style-name="Standard">4: 1</text:p>
      <text:p text:style-name="Standard">6: 1</text:p>
      <text:p text:style-name="Standard">7: 1</text:p>
      <text:p text:style-name="Standard">FEC loss rate over 1000 packets ending at seq 9999 = 0.007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999 = 0</text:p>
      <text:p text:style-name="Standard">Instantaneous FEC packet rate = 1001 packets per second</text:p>
      <text:p text:style-name="Standard"><text:soft-page-break/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3,1)</text:p>
      <text:p text:style-name="Standard">k=10 and n=13</text:p>
      <text:p text:style-name="Standard">(T,B,N)=(10,3,3)</text:p>
      <text:p text:style-name="Standard">k=8 and n=11</text:p>
      <text:p text:style-name="Standard">(T,B,N)=(10,10,6)</text:p>
      <text:p text:style-name="Standard">k=5 and n=15</text:p>
      <text:p text:style-name="Standard">Instantaneous UDP loss rate = 0.044</text:p>
      <text:p text:style-name="Standard">Burst length: Counts</text:p>
      <text:p text:style-name="Standard">1: 12</text:p>
      <text:p text:style-name="Standard">2: 4</text:p>
      <text:p text:style-name="Standard">3: 2</text:p>
      <text:p text:style-name="Standard">5: 1</text:p>
      <text:p text:style-name="Standard">13: 1</text:p>
      <text:p text:style-name="Standard">FEC loss rate over 1000 packets ending at seq 15999 = 0.02</text:p>
      <text:p text:style-name="Standard">Instantaneous FEC packet rate = 657.03 packets per second</text:p>
      <text:p text:style-name="Standard">Instantaneous FEC decoding rate = 262.812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999 = 0</text:p>
      <text:p text:style-name="Standard">Instantaneous FEC packet rate = 2096.44 packets per second</text:p>
      <text:p text:style-name="Standard">Instantaneous FEC decoding rate = 838.574 kB/s</text:p>
      <text:p text:style-name="Standard"/>
      <text:p text:style-name="Standard">(T,B,N)=(10,0,0)</text:p>
      <text:p text:style-name="Standard">k=11 and n=11</text:p>
      <text:p text:style-name="Standard">^C</text:p>
      <text:p text:style-name="Standard">silas@Silas-Ashish:~/Documents/server_code/FEC_Erasure_Code_Unit_Test/bin$ ./FEC_Erasure_Code_Receiver 127.0.0.1 127.0.0.1 400 5 1</text:p>
      <text:p text:style-name="Standard">Source IP: 127.0.0.1</text:p>
      <text:p text:style-name="Standard">Destination IP: 127.0.0.1</text:p>
      <text:p text:style-name="Standard">Created socket for sending, descriptor = 4</text:p>
      <text:p text:style-name="Standard">Created socket for response, descriptor = 5</text:p>
      <text:p text:style-name="Standard">Iteration = 360000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999 = 0</text:p>
      <text:p text:style-name="Standard">Instantaneous FEC packet rate = 998.004 packets per second</text:p>
      <text:p text:style-name="Standard">Instantaneous FEC decoding rate = 399.202 kB/s</text:p>
      <text:p text:style-name="Standard"/>
      <text:p text:style-name="Standard"><text:soft-page-break/>(T,B,N)=(10,2,2)</text:p>
      <text:p text:style-name="Standard">k=9 and n=11</text:p>
      <text:p text:style-name="Standard">(T,B,N)=(10,10,10)</text:p>
      <text:p text:style-name="Standard">k=1 and n=11</text:p>
      <text:p text:style-name="Standard">Instantaneous UDP loss rate = 0.21</text:p>
      <text:p text:style-name="Standard">Burst length: Counts</text:p>
      <text:p text:style-name="Standard">1: 1</text:p>
      <text:p text:style-name="Standard">3: 2</text:p>
      <text:p text:style-name="Standard">4: 2</text:p>
      <text:p text:style-name="Standard">6: 2</text:p>
      <text:p text:style-name="Standard">7: 1</text:p>
      <text:p text:style-name="Standard">10: 2</text:p>
      <text:p text:style-name="Standard">11: 2</text:p>
      <text:p text:style-name="Standard">12: 4</text:p>
      <text:p text:style-name="Standard">18: 2</text:p>
      <text:p text:style-name="Standard">20: 1</text:p>
      <text:p text:style-name="Standard">30: 1</text:p>
      <text:p text:style-name="Standard">FEC loss rate over 1000 packets ending at seq 1999 = 0.067</text:p>
      <text:p text:style-name="Standard">Instantaneous FEC packet rate = 463.822 packets per second</text:p>
      <text:p text:style-name="Standard">Instantaneous FEC decoding rate = 185.529 kB/s</text:p>
      <text:p text:style-name="Standard"/>
      <text:p text:style-name="Standard">Instantaneous UDP loss rate = 0.004</text:p>
      <text:p text:style-name="Standard">Burst length: Counts</text:p>
      <text:p text:style-name="Standard">1: 1</text:p>
      <text:p text:style-name="Standard">3: 1</text:p>
      <text:p text:style-name="Standard">(T,B,N)=(10,2,2)</text:p>
      <text:p text:style-name="Standard">k=9 and n=11</text:p>
      <text:p text:style-name="Standard">FEC loss rate over 1000 packets ending at seq 2999 = 0</text:p>
      <text:p text:style-name="Standard">Instantaneous FEC packet rate = 2364.07 packets per second</text:p>
      <text:p text:style-name="Standard">Instantaneous FEC decoding rate = 945.626 kB/s</text:p>
      <text:p text:style-name="Standard"/>
      <text:p text:style-name="Standard">(T,B,N)=(10,4,4)</text:p>
      <text:p text:style-name="Standard">k=7 and n=11</text:p>
      <text:p text:style-name="Standard">(T,B,N)=(10,5,5)</text:p>
      <text:p text:style-name="Standard">k=6 and n=11</text:p>
      <text:p text:style-name="Standard">Instantaneous UDP loss rate = 0.039</text:p>
      <text:p text:style-name="Standard">Burst length: Counts</text:p>
      <text:p text:style-name="Standard">1: 12</text:p>
      <text:p text:style-name="Standard">2: 1</text:p>
      <text:p text:style-name="Standard">3: 2</text:p>
      <text:p text:style-name="Standard">5: 1</text:p>
      <text:p text:style-name="Standard">14: 1</text:p>
      <text:p text:style-name="Standard">FEC loss rate over 1000 packets ending at seq 3999 = 0.017</text:p>
      <text:p text:style-name="Standard">Instantaneous FEC packet rate = 994.036 packets per second</text:p>
      <text:p text:style-name="Standard">Instantaneous FEC decoding rate = 397.61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999 = 0</text:p>
      <text:p text:style-name="Standard"><text:soft-page-break/>Instantaneous FEC packet rate = 2421.31 packets per second</text:p>
      <text:p text:style-name="Standard">Instantaneous FEC decoding rate = 968.523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26</text:p>
      <text:p text:style-name="Standard">Burst length: Counts</text:p>
      <text:p text:style-name="Standard">1: 6</text:p>
      <text:p text:style-name="Standard">3: 1</text:p>
      <text:p text:style-name="Standard">4: 1</text:p>
      <text:p text:style-name="Standard">6: 1</text:p>
      <text:p text:style-name="Standard">7: 1</text:p>
      <text:p text:style-name="Standard">FEC loss rate over 1000 packets ending at seq 9999 = 0.007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999 = 0</text:p>
      <text:p text:style-name="Standard">Instantaneous FEC packet rate = 1000 packets per second</text:p>
      <text:p text:style-name="Standard">Instantaneous FEC decoding rate = 400 kB/s</text:p>
      <text:p text:style-name="Standard"><text:soft-page-break/>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Instantaneous UDP loss rate = 0.044</text:p>
      <text:p text:style-name="Standard">Burst length: Counts</text:p>
      <text:p text:style-name="Standard">1: 12</text:p>
      <text:p text:style-name="Standard">2: 4</text:p>
      <text:p text:style-name="Standard">3: 2</text:p>
      <text:p text:style-name="Standard">5: 1</text:p>
      <text:p text:style-name="Standard">13: 1</text:p>
      <text:p text:style-name="Standard">FEC loss rate over 1000 packets ending at seq 15999 = 0.019</text:p>
      <text:p text:style-name="Standard">Instantaneous FEC packet rate = 714.286 packets per second</text:p>
      <text:p text:style-name="Standard">Instantaneous FEC decoding rate = 285.71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999 = 0</text:p>
      <text:p text:style-name="Standard">Instantaneous FEC packet rate = 1669.45 packets per second</text:p>
      <text:p text:style-name="Standard">Instantaneous FEC decoding rate = 667.78 kB/s</text:p>
      <text:p text:style-name="Standard"><text:soft-page-break/>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Instantaneous UDP loss rate = 0.01</text:p>
      <text:p text:style-name="Standard">Burst length: Counts</text:p>
      <text:p text:style-name="Standard">1: 10</text:p>
      <text:p text:style-name="Standard">FEC loss rate over 1000 packets ending at seq 21999 = 0.004</text:p>
      <text:p text:style-name="Standard">Instantaneous FEC packet rate = 803.213 packets per second</text:p>
      <text:p text:style-name="Standard">Instantaneous FEC decoding rate = 321.285 kB/s</text:p>
      <text:p text:style-name="Standard"/>
      <text:p text:style-name="Standard">(T,B,N)=(10,4,4)</text:p>
      <text:p text:style-name="Standard">k=7 and n=11</text:p>
      <text:p text:style-name="Standard">(T,B,N)=(10,10,10)</text:p>
      <text:p text:style-name="Standard">k=1 and n=11</text:p>
      <text:p text:style-name="Standard">Instantaneous UDP loss rate = 0.071</text:p>
      <text:p text:style-name="Standard">Burst length: Counts</text:p>
      <text:p text:style-name="Standard">1: 6</text:p>
      <text:p text:style-name="Standard">3: 1</text:p>
      <text:p text:style-name="Standard">10: 1</text:p>
      <text:p text:style-name="Standard">11: 1</text:p>
      <text:p text:style-name="Standard">13: 1</text:p>
      <text:p text:style-name="Standard"><text:soft-page-break/>14: 2</text:p>
      <text:p text:style-name="Standard">FEC loss rate over 1000 packets ending at seq 22999 = 0.042</text:p>
      <text:p text:style-name="Standard">Instantaneous FEC packet rate = 1293.66 packets per second</text:p>
      <text:p text:style-name="Standard">Instantaneous FEC decoding rate = 517.46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23999 = 0</text:p>
      <text:p text:style-name="Standard">Instantaneous FEC packet rate = 1019.37 packets per second</text:p>
      <text:p text:style-name="Standard">Instantaneous FEC decoding rate = 407.747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1)</text:p>
      <text:p text:style-name="Standard">k=10 and n=12</text:p>
      <text:p text:style-name="Standard">Instantaneous UDP loss rate = 0.011</text:p>
      <text:p text:style-name="Standard">Burst length: Counts</text:p>
      <text:p text:style-name="Standard">1: 7</text:p>
      <text:p text:style-name="Standard">2: 2</text:p>
      <text:p text:style-name="Standard">FEC loss rate over 1000 packets ending at seq 28999 = 0.003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<text:soft-page-break/>Instantaneous UDP loss rate = 0</text:p>
      <text:p text:style-name="Standard">Burst length: Counts</text:p>
      <text:p text:style-name="Standard">FEC loss rate over 1000 packets ending at seq 2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3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^C</text:p>
      <text:p text:style-name="Standard">silas@Silas-Ashish:~/Documents/server_code/FEC_Erasure_Code_Unit_Test/bin$ ./FEC_Erasure_Code_Receiver 127.0.0.1 127.0.0.1 400 5 1</text:p>
      <text:p text:style-name="Standard">Source IP: 127.0.0.1</text:p>
      <text:p text:style-name="Standard">Destination IP: 127.0.0.1</text:p>
      <text:p text:style-name="Standard">Created socket for sending, descriptor = 4</text:p>
      <text:p text:style-name="Standard">Created socket for response, descriptor = 5</text:p>
      <text:p text:style-name="Standard">Iteration = 360000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2,2)</text:p>
      <text:p text:style-name="Standard">k=9 and n=11</text:p>
      <text:p text:style-name="Standard">(T,B,N)=(10,10,10)</text:p>
      <text:p text:style-name="Standard">k=1 and n=11</text:p>
      <text:p text:style-name="Standard">Instantaneous UDP loss rate = 0.21</text:p>
      <text:p text:style-name="Standard">Burst length: Counts</text:p>
      <text:p text:style-name="Standard">1: 1</text:p>
      <text:p text:style-name="Standard"><text:soft-page-break/>3: 2</text:p>
      <text:p text:style-name="Standard">4: 2</text:p>
      <text:p text:style-name="Standard">6: 2</text:p>
      <text:p text:style-name="Standard">7: 1</text:p>
      <text:p text:style-name="Standard">10: 2</text:p>
      <text:p text:style-name="Standard">11: 2</text:p>
      <text:p text:style-name="Standard">12: 4</text:p>
      <text:p text:style-name="Standard">18: 2</text:p>
      <text:p text:style-name="Standard">20: 1</text:p>
      <text:p text:style-name="Standard">30: 1</text:p>
      <text:p text:style-name="Standard">FEC loss rate over 1000 packets ending at seq 1999 = 0.067</text:p>
      <text:p text:style-name="Standard">Instantaneous FEC packet rate = 464.468 packets per second</text:p>
      <text:p text:style-name="Standard">Instantaneous FEC decoding rate = 185.787 kB/s</text:p>
      <text:p text:style-name="Standard"/>
      <text:p text:style-name="Standard">Instantaneous UDP loss rate = 0.004</text:p>
      <text:p text:style-name="Standard">Burst length: Counts</text:p>
      <text:p text:style-name="Standard">1: 1</text:p>
      <text:p text:style-name="Standard">3: 1</text:p>
      <text:p text:style-name="Standard">(T,B,N)=(10,2,2)</text:p>
      <text:p text:style-name="Standard">k=9 and n=11</text:p>
      <text:p text:style-name="Standard">FEC loss rate over 1000 packets ending at seq 2999 = 0</text:p>
      <text:p text:style-name="Standard">Instantaneous FEC packet rate = 2710.03 packets per second</text:p>
      <text:p text:style-name="Standard">Instantaneous FEC decoding rate = 1084.01 kB/s</text:p>
      <text:p text:style-name="Standard"/>
      <text:p text:style-name="Standard">(T,B,N)=(10,4,4)</text:p>
      <text:p text:style-name="Standard">k=7 and n=11</text:p>
      <text:p text:style-name="Standard">(T,B,N)=(10,5,5)</text:p>
      <text:p text:style-name="Standard">k=6 and n=11</text:p>
      <text:p text:style-name="Standard">Instantaneous UDP loss rate = 0.039</text:p>
      <text:p text:style-name="Standard">Burst length: Counts</text:p>
      <text:p text:style-name="Standard">1: 12</text:p>
      <text:p text:style-name="Standard">2: 1</text:p>
      <text:p text:style-name="Standard">3: 2</text:p>
      <text:p text:style-name="Standard">5: 1</text:p>
      <text:p text:style-name="Standard">14: 1</text:p>
      <text:p text:style-name="Standard">FEC loss rate over 1000 packets ending at seq 3999 = 0.017</text:p>
      <text:p text:style-name="Standard">Instantaneous FEC packet rate = 988.142 packets per second</text:p>
      <text:p text:style-name="Standard">Instantaneous FEC decoding rate = 395.257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999 = 0</text:p>
      <text:p text:style-name="Standard">Instantaneous FEC packet rate = 2155.17 packets per second</text:p>
      <text:p text:style-name="Standard">Instantaneous FEC decoding rate = 862.069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<text:soft-page-break/>FEC loss rate over 1000 packets ending at seq 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26</text:p>
      <text:p text:style-name="Standard">Burst length: Counts</text:p>
      <text:p text:style-name="Standard">1: 6</text:p>
      <text:p text:style-name="Standard">3: 1</text:p>
      <text:p text:style-name="Standard">4: 1</text:p>
      <text:p text:style-name="Standard">6: 1</text:p>
      <text:p text:style-name="Standard">7: 1</text:p>
      <text:p text:style-name="Standard">FEC loss rate over 1000 packets ending at seq 9999 = 0.007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1999 = 0</text:p>
      <text:p text:style-name="Standard">Instantaneous FEC packet rate = 1001 packets per second</text:p>
      <text:p text:style-name="Standard"><text:soft-page-break/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Instantaneous UDP loss rate = 0.044</text:p>
      <text:p text:style-name="Standard">Burst length: Counts</text:p>
      <text:p text:style-name="Standard">1: 12</text:p>
      <text:p text:style-name="Standard">2: 4</text:p>
      <text:p text:style-name="Standard">3: 2</text:p>
      <text:p text:style-name="Standard">5: 1</text:p>
      <text:p text:style-name="Standard">13: 1</text:p>
      <text:p text:style-name="Standard">FEC loss rate over 1000 packets ending at seq 15999 = 0.019</text:p>
      <text:p text:style-name="Standard">Instantaneous FEC packet rate = 695.41 packets per second</text:p>
      <text:p text:style-name="Standard">Instantaneous FEC decoding rate = 278.16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999 = 0</text:p>
      <text:p text:style-name="Standard">Instantaneous FEC packet rate = 1782.53 packets per second</text:p>
      <text:p text:style-name="Standard">Instantaneous FEC decoding rate = 713.012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7999 = 0</text:p>
      <text:p text:style-name="Standard">Instantaneous FEC packet rate = 1000 packets per second</text:p>
      <text:p text:style-name="Standard"><text:soft-page-break/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Instantaneous UDP loss rate = 0.01</text:p>
      <text:p text:style-name="Standard">Burst length: Counts</text:p>
      <text:p text:style-name="Standard">1: 10</text:p>
      <text:p text:style-name="Standard">FEC loss rate over 1000 packets ending at seq 21999 = 0.004</text:p>
      <text:p text:style-name="Standard">Instantaneous FEC packet rate = 788.022 packets per second</text:p>
      <text:p text:style-name="Standard">Instantaneous FEC decoding rate = 315.209 kB/s</text:p>
      <text:p text:style-name="Standard"/>
      <text:p text:style-name="Standard">(T,B,N)=(10,4,4)</text:p>
      <text:p text:style-name="Standard">k=7 and n=11</text:p>
      <text:p text:style-name="Standard">(T,B,N)=(10,10,10)</text:p>
      <text:p text:style-name="Standard">k=1 and n=11</text:p>
      <text:p text:style-name="Standard">Instantaneous UDP loss rate = 0.071</text:p>
      <text:p text:style-name="Standard">Burst length: Counts</text:p>
      <text:p text:style-name="Standard">1: 6</text:p>
      <text:p text:style-name="Standard">3: 1</text:p>
      <text:p text:style-name="Standard">10: 1</text:p>
      <text:p text:style-name="Standard">11: 1</text:p>
      <text:p text:style-name="Standard">13: 1</text:p>
      <text:p text:style-name="Standard">14: 2</text:p>
      <text:p text:style-name="Standard">FEC loss rate over 1000 packets ending at seq 22999 = 0.046</text:p>
      <text:p text:style-name="Standard">Instantaneous FEC packet rate = 1344.09 packets per second</text:p>
      <text:p text:style-name="Standard">Instantaneous FEC decoding rate = 537.634 kB/s</text:p>
      <text:p text:style-name="Standard"/>
      <text:p text:style-name="Standard">Instantaneous UDP loss rate = 0</text:p>
      <text:p text:style-name="Standard">Burst length: Counts</text:p>
      <text:p text:style-name="Standard"><text:soft-page-break/>(T,B,N)=(10,0,0)</text:p>
      <text:p text:style-name="Standard">k=11 and n=11</text:p>
      <text:p text:style-name="Standard">FEC loss rate over 1000 packets ending at seq 23999 = 0</text:p>
      <text:p text:style-name="Standard">Instantaneous FEC packet rate = 1014.2 packets per second</text:p>
      <text:p text:style-name="Standard">Instantaneous FEC decoding rate = 405.68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1)</text:p>
      <text:p text:style-name="Standard">k=10 and n=12</text:p>
      <text:p text:style-name="Standard">Instantaneous UDP loss rate = 0.011</text:p>
      <text:p text:style-name="Standard">Burst length: Counts</text:p>
      <text:p text:style-name="Standard">1: 7</text:p>
      <text:p text:style-name="Standard">2: 2</text:p>
      <text:p text:style-name="Standard">FEC loss rate over 1000 packets ending at seq 28999 = 0.003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<text:soft-page-break/>k=11 and n=11</text:p>
      <text:p text:style-name="Standard">Instantaneous UDP loss rate = 0</text:p>
      <text:p text:style-name="Standard">Burst length: Counts</text:p>
      <text:p text:style-name="Standard">FEC loss rate over 1000 packets ending at seq 3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^C</text:p>
      <text:p text:style-name="Standard">silas@Silas-Ashish:~/Documents/server_code/FEC_Erasure_Code_Unit_Test/bin$ cd ..silas@Silas-Ashish:~/Documents/server_code/FEC_Erasure_Code_Unit_Test$ ./build.sh</text:p>
      <text:p text:style-name="Standard">-- The C compiler identification is GNU 8.2.0</text:p>
      <text:p text:style-name="Standard">-- The CXX compiler identification is GNU 8.2.0</text:p>
      <text:p text:style-name="Standard">-- Check for working C compiler: /usr/bin/cc</text:p>
      <text:p text:style-name="Standard">-- Check for working C compiler: /usr/bin/cc -- works</text:p>
      <text:p text:style-name="Standard">-- Detecting C compiler ABI info</text:p>
      <text:p text:style-name="Standard">-- Detecting C compiler ABI info - done</text:p>
      <text:p text:style-name="Standard">-- Detecting C compile features</text:p>
      <text:p text:style-name="Standard">-- Detecting C compile features - done</text:p>
      <text:p text:style-name="Standard">-- Check for working CXX compiler: /usr/bin/c++</text:p>
      <text:p text:style-name="Standard">-- Check for working CXX compiler: /usr/bin/c++ -- works</text:p>
      <text:p text:style-name="Standard">-- Detecting CXX compiler ABI info</text:p>
      <text:p text:style-name="Standard">-- Detecting CXX compiler ABI info - done</text:p>
      <text:p text:style-name="Standard">-- Detecting CXX compile features</text:p>
      <text:p text:style-name="Standard">-- Detecting CXX compile features - done</text:p>
      <text:p text:style-name="Standard">-- Looking for pthread.h</text:p>
      <text:p text:style-name="Standard">-- Looking for pthread.h - found</text:p>
      <text:p text:style-name="Standard">-- Looking for pthread_create</text:p>
      <text:p text:style-name="Standard">-- Looking for pthread_create - not found</text:p>
      <text:p text:style-name="Standard">-- Looking for pthread_create in pthreads</text:p>
      <text:p text:style-name="Standard">-- Looking for pthread_create in pthreads - not found</text:p>
      <text:p text:style-name="Standard">-- Looking for pthread_create in pthread</text:p>
      <text:p text:style-name="Standard">-- Looking for pthread_create in pthread - found</text:p>
      <text:p text:style-name="Standard">-- Found Threads: TRUE <text:s/></text:p>
      <text:p text:style-name="Standard">-- Boost version: 1.67.0</text:p>
      <text:p text:style-name="Standard">-- Found the following Boost libraries:</text:p>
      <text:p text:style-name="Standard">-- <text:s text:c="2"/>system</text:p>
      <text:p text:style-name="Standard">-- <text:s text:c="2"/>date_time</text:p>
      <text:p text:style-name="Standard">-- <text:s text:c="2"/>thread</text:p>
      <text:p text:style-name="Standard">-- <text:s text:c="2"/>log</text:p>
      <text:p text:style-name="Standard">-- <text:s text:c="2"/>coroutine</text:p>
      <text:p text:style-name="Standard">-- <text:s text:c="2"/>chrono</text:p>
      <text:p text:style-name="Standard">-- <text:s text:c="2"/>atomic</text:p>
      <text:p text:style-name="Standard">-- <text:s text:c="2"/>log_setup</text:p>
      <text:p text:style-name="Standard">-- <text:s text:c="2"/>filesystem</text:p>
      <text:p text:style-name="Standard">-- <text:s text:c="2"/>regex</text:p>
      <text:p text:style-name="Standard">-- <text:s text:c="2"/>context</text:p>
      <text:p text:style-name="Standard">-- Configuring done</text:p>
      <text:p text:style-name="Standard">-- Generating done</text:p>
      <text:p text:style-name="Standard">-- Build files have been written to: /home/silas/Documents/server_code/FEC_Erasure_Code_Unit_Test</text:p>
      <text:p text:style-name="Standard"><text:soft-page-break/>Scanning dependencies of target fec_part</text:p>
      <text:p text:style-name="Standard">[ <text:s/>3%] Building CXX object CMakeFiles/fec_part.dir/src/Application_Layer_Receiver.cpp.o</text:p>
      <text:p text:style-name="Standard">[ <text:s/>7%] Building CXX object CMakeFiles/fec_part.dir/src/Application_Layer_Sender.cpp.o</text:p>
      <text:p text:style-name="Standard">[ 11%] Building CXX object CMakeFiles/fec_part.dir/src/ConnectionManager.cpp.o</text:p>
      <text:p text:style-name="Standard">[ 15%] Building CXX object CMakeFiles/fec_part.dir/src/Decoder.cpp.o</text:p>
      <text:p text:style-name="Standard">[ 19%] Building CXX object CMakeFiles/fec_part.dir/src/Decoder_Basic.cpp.o</text:p>
      <text:p text:style-name="Standard">[ 23%] Building CXX object CMakeFiles/fec_part.dir/src/Decoder_Block_Code.cpp.o</text:p>
      <text:p text:style-name="Standard">[ 26%] Building CXX object CMakeFiles/fec_part.dir/src/Encoder.cpp.o</text:p>
      <text:p text:style-name="Standard">[ 30%] Building CXX object CMakeFiles/fec_part.dir/src/Encoder_Basic.cpp.o</text:p>
      <text:p text:style-name="Standard">[ 34%] Building CXX object CMakeFiles/fec_part.dir/src/Encoder_Block_Code.cpp.o</text:p>
      <text:p text:style-name="Standard">[ 38%] Building CXX object CMakeFiles/fec_part.dir/src/Erasure_File_Generator.cpp.o</text:p>
      <text:p text:style-name="Standard">[ 42%] Building CXX object CMakeFiles/fec_part.dir/src/Erasure_Simulator.cpp.o</text:p>
      <text:p text:style-name="Standard">[ 46%] Building CXX object CMakeFiles/fec_part.dir/src/FEC_Decoder.cpp.o</text:p>
      <text:p text:style-name="Standard">[ 50%] Building CXX object CMakeFiles/fec_part.dir/src/FEC_Encoder.cpp.o</text:p>
      <text:p text:style-name="Standard">[ 53%] Building CXX object CMakeFiles/fec_part.dir/src/FEC_Message.cpp.o</text:p>
      <text:p text:style-name="Standard">[ 57%] Building CXX object CMakeFiles/fec_part.dir/src/Memory_Allocator.cpp.o</text:p>
      <text:p text:style-name="Standard">[ 61%] Building CXX object CMakeFiles/fec_part.dir/src/Parameter_Estimator.cpp.o</text:p>
      <text:p text:style-name="Standard">[ 65%] Building CXX object CMakeFiles/fec_part.dir/src/Payload_Simulator.cpp.o</text:p>
      <text:p text:style-name="Standard">[ 69%] Building CXX object CMakeFiles/fec_part.dir/src/Variable_Rate_FEC_Decoder.cpp.o</text:p>
      <text:p text:style-name="Standard">[ 73%] Building CXX object CMakeFiles/fec_part.dir/src/Variable_Rate_FEC_Encoder.cpp.o</text:p>
      <text:p text:style-name="Standard">[ 76%] Building CXX object CMakeFiles/fec_part.dir/src/basicOperations.cpp.o</text:p>
      <text:p text:style-name="Standard">[ 80%] Building CXX object CMakeFiles/fec_part.dir/src/codingOperations.cpp.o</text:p>
      <text:p text:style-name="Standard">[ 84%] Linking CXX static library libfec_part.a</text:p>
      <text:p text:style-name="Standard">[ 84%] Built target fec_part</text:p>
      <text:p text:style-name="Standard">Scanning dependencies of target FEC_Erasure_Code_Receiver</text:p>
      <text:p text:style-name="Standard">[ 88%] Building CXX object CMakeFiles/FEC_Erasure_Code_Receiver.dir/application_receiver_main.cpp.o</text:p>
      <text:p text:style-name="Standard">[ 92%] Linking CXX executable bin/FEC_Erasure_Code_Receiver</text:p>
      <text:p text:style-name="Standard">[ 92%] Built target FEC_Erasure_Code_Receiver</text:p>
      <text:p text:style-name="Standard">Scanning dependencies of target FEC_Erasure_Code_Sender</text:p>
      <text:p text:style-name="Standard">[ 96%] Building CXX object CMakeFiles/FEC_Erasure_Code_Sender.dir/application_sender_main.cpp.o</text:p>
      <text:p text:style-name="Standard">[100%] Linking CXX executable bin/FEC_Erasure_Code_Sender</text:p>
      <text:p text:style-name="Standard">[100%] Built target FEC_Erasure_Code_Sender</text:p>
      <text:p text:style-name="Standard">silas@Silas-Ashish:~/Documents/server_code/FEC_Erasure_Code_Unit_Test$ cd bin</text:p>
      <text:p text:style-name="Standard">silas@Silas-Ashish:~/Documents/server_code/FEC_Erasure_Code_Unit_Test/bin$ ./FEC_Erasure_Code_Receiver 127.0.0.1 127.0.0.1 400 5 1</text:p>
      <text:p text:style-name="Standard">Source IP: 127.0.0.1</text:p>
      <text:p text:style-name="Standard">Destination IP: 127.0.0.1</text:p>
      <text:p text:style-name="Standard">Created socket for sending, descriptor = 4</text:p>
      <text:p text:style-name="Standard">Created socket for response, descriptor = 5</text:p>
      <text:p text:style-name="Standard">Iteration = 360000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999 = 0</text:p>
      <text:p text:style-name="Standard">Instantaneous FEC packet rate = 999.001 packets per second</text:p>
      <text:p text:style-name="Standard">Instantaneous FEC decoding rate = 399.6 kB/s</text:p>
      <text:p text:style-name="Standard"><text:soft-page-break/></text:p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Instantaneous UDP loss rate = 0.21</text:p>
      <text:p text:style-name="Standard">Burst length: Counts</text:p>
      <text:p text:style-name="Standard">1: 1</text:p>
      <text:p text:style-name="Standard">3: 2</text:p>
      <text:p text:style-name="Standard">4: 2</text:p>
      <text:p text:style-name="Standard">6: 2</text:p>
      <text:p text:style-name="Standard">7: 1</text:p>
      <text:p text:style-name="Standard">10: 2</text:p>
      <text:p text:style-name="Standard">11: 2</text:p>
      <text:p text:style-name="Standard">12: 4</text:p>
      <text:p text:style-name="Standard">18: 2</text:p>
      <text:p text:style-name="Standard">20: 1</text:p>
      <text:p text:style-name="Standard">30: 1</text:p>
      <text:p text:style-name="Standard">FEC loss rate over 1000 packets ending at seq 1999 = 0.067</text:p>
      <text:p text:style-name="Standard">Instantaneous FEC packet rate = 457.457 packets per second</text:p>
      <text:p text:style-name="Standard">Instantaneous FEC decoding rate = 182.983 kB/s</text:p>
      <text:p text:style-name="Standard"/>
      <text:p text:style-name="Standard">Instantaneous UDP loss rate = 0.004</text:p>
      <text:p text:style-name="Standard">Burst length: Counts</text:p>
      <text:p text:style-name="Standard">1: 1</text:p>
      <text:p text:style-name="Standard">3: 1</text:p>
      <text:p text:style-name="Standard">(T,B,N)=(10,2,2)</text:p>
      <text:p text:style-name="Standard">k=9 and n=11</text:p>
      <text:p text:style-name="Standard">FEC loss rate over 1000 packets ending at seq 2999 = 0</text:p>
      <text:p text:style-name="Standard">Instantaneous FEC packet rate = 2500 packets per second</text:p>
      <text:p text:style-name="Standard">Instantaneous FEC decoding rate = 1000 kB/s</text:p>
      <text:p text:style-name="Standard"/>
      <text:p text:style-name="Standard">(T,B,N)=(10,4,4)</text:p>
      <text:p text:style-name="Standard">k=7 and n=11</text:p>
      <text:p text:style-name="Standard">(T,B,N)=(10,7,7)</text:p>
      <text:p text:style-name="Standard">k=4 and n=11</text:p>
      <text:p text:style-name="Standard">Instantaneous UDP loss rate = 0.039</text:p>
      <text:p text:style-name="Standard">Burst length: Counts</text:p>
      <text:p text:style-name="Standard">1: 12</text:p>
      <text:p text:style-name="Standard">2: 1</text:p>
      <text:p text:style-name="Standard">3: 2</text:p>
      <text:p text:style-name="Standard">5: 1</text:p>
      <text:p text:style-name="Standard">14: 1</text:p>
      <text:p text:style-name="Standard">FEC loss rate over 1000 packets ending at seq 3999 = 0.017</text:p>
      <text:p text:style-name="Standard">Instantaneous FEC packet rate = 1037.34 packets per second</text:p>
      <text:p text:style-name="Standard">Instantaneous FEC decoding rate = 414.938 kB/s</text:p>
      <text:p text:style-name="Standard"/>
      <text:p text:style-name="Standard">Instantaneous UDP loss rate = 0</text:p>
      <text:p text:style-name="Standard">Burst length: Counts</text:p>
      <text:p text:style-name="Standard"><text:soft-page-break/>FEC loss rate over 1000 packets ending at seq 4999 = 0</text:p>
      <text:p text:style-name="Standard">Instantaneous FEC packet rate = 2232.14 packets per second</text:p>
      <text:p text:style-name="Standard">Instantaneous FEC decoding rate = 892.857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26</text:p>
      <text:p text:style-name="Standard">Burst length: Counts</text:p>
      <text:p text:style-name="Standard">1: 6</text:p>
      <text:p text:style-name="Standard">3: 1</text:p>
      <text:p text:style-name="Standard">4: 1</text:p>
      <text:p text:style-name="Standard">6: 1</text:p>
      <text:p text:style-name="Standard">7: 1</text:p>
      <text:p text:style-name="Standard">FEC loss rate over 1000 packets ending at seq 9999 = 0.007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999 = 0</text:p>
      <text:p text:style-name="Standard">Instantaneous FEC packet rate = 1001 packets per second</text:p>
      <text:p text:style-name="Standard"><text:soft-page-break/>Instantaneous FEC decoding rate = 400.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Instantaneous UDP loss rate = 0.044</text:p>
      <text:p text:style-name="Standard">Burst length: Counts</text:p>
      <text:p text:style-name="Standard">1: 12</text:p>
      <text:p text:style-name="Standard">2: 4</text:p>
      <text:p text:style-name="Standard">3: 2</text:p>
      <text:p text:style-name="Standard">5: 1</text:p>
      <text:p text:style-name="Standard">13: 1</text:p>
      <text:p text:style-name="Standard">FEC loss rate over 1000 packets ending at seq 15999 = 0.018</text:p>
      <text:p text:style-name="Standard">Instantaneous FEC packet rate = 695.894 packets per second</text:p>
      <text:p text:style-name="Standard">Instantaneous FEC decoding rate = 278.358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999 = 0</text:p>
      <text:p text:style-name="Standard">Instantaneous FEC packet rate = 1782.53 packets per second</text:p>
      <text:p text:style-name="Standard"><text:soft-page-break/>Instantaneous FEC decoding rate = 713.012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Instantaneous UDP loss rate = 0.01</text:p>
      <text:p text:style-name="Standard">Burst length: Counts</text:p>
      <text:p text:style-name="Standard">1: 10</text:p>
      <text:p text:style-name="Standard">FEC loss rate over 1000 packets ending at seq 21999 = 0.004</text:p>
      <text:p text:style-name="Standard">Instantaneous FEC packet rate = 809.061 packets per second</text:p>
      <text:p text:style-name="Standard">Instantaneous FEC decoding rate = 323.625 kB/s</text:p>
      <text:p text:style-name="Standard"/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Instantaneous UDP loss rate = 0.071</text:p>
      <text:p text:style-name="Standard">Burst length: Counts</text:p>
      <text:p text:style-name="Standard">1: 6</text:p>
      <text:p text:style-name="Standard">3: 1</text:p>
      <text:p text:style-name="Standard">10: 1</text:p>
      <text:p text:style-name="Standard">11: 1</text:p>
      <text:p text:style-name="Standard"><text:soft-page-break/>13: 1</text:p>
      <text:p text:style-name="Standard">14: 2</text:p>
      <text:p text:style-name="Standard">FEC loss rate over 1000 packets ending at seq 22999 = 0.035</text:p>
      <text:p text:style-name="Standard">Instantaneous FEC packet rate = 1310.62 packets per second</text:p>
      <text:p text:style-name="Standard">Instantaneous FEC decoding rate = 524.246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2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Instantaneous UDP loss rate = 0.011</text:p>
      <text:p text:style-name="Standard">Burst length: Counts</text:p>
      <text:p text:style-name="Standard">1: 7</text:p>
      <text:p text:style-name="Standard">2: 2</text:p>
      <text:p text:style-name="Standard">FEC loss rate over 1000 packets ending at seq 28999 = 0.005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<text:soft-page-break/>Burst length: Counts</text:p>
      <text:p text:style-name="Standard">FEC loss rate over 1000 packets ending at seq 2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3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(T,B,N)=(10,8,8)</text:p>
      <text:p text:style-name="Standard">k=3 and n=11</text:p>
      <text:p text:style-name="Standard">Instantaneous UDP loss rate = 0.041</text:p>
      <text:p text:style-name="Standard">Burst length: Counts</text:p>
      <text:p text:style-name="Standard">1: 8</text:p>
      <text:p text:style-name="Standard">2: 1</text:p>
      <text:p text:style-name="Standard">3: 1</text:p>
      <text:p text:style-name="Standard">5: 2</text:p>
      <text:p text:style-name="Standard">8: 1</text:p>
      <text:p text:style-name="Standard">10: 1</text:p>
      <text:p text:style-name="Standard">FEC loss rate over 1000 packets ending at seq 34999 = 0.02</text:p>
      <text:p text:style-name="Standard">Instantaneous FEC packet rate = 1000 packets per second</text:p>
      <text:p text:style-name="Standard"><text:soft-page-break/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3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(T,B,N)=(10,8,8)</text:p>
      <text:p text:style-name="Standard">k=3 and n=11</text:p>
      <text:p text:style-name="Standard">Instantaneous UDP loss rate = 0.044</text:p>
      <text:p text:style-name="Standard">Burst length: Counts</text:p>
      <text:p text:style-name="Standard">1: 8</text:p>
      <text:p text:style-name="Standard">2: 3</text:p>
      <text:p text:style-name="Standard">4: 1</text:p>
      <text:p text:style-name="Standard">9: 1</text:p>
      <text:p text:style-name="Standard">17: 1</text:p>
      <text:p text:style-name="Standard">FEC loss rate over 1000 packets ending at seq 40999 = 0.025</text:p>
      <text:p text:style-name="Standard">Instantaneous FEC packet rate = 791.766 packets per second</text:p>
      <text:p text:style-name="Standard"><text:soft-page-break/>Instantaneous FEC decoding rate = 316.706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41999 = 0</text:p>
      <text:p text:style-name="Standard">Instantaneous FEC packet rate = 1356.85 packets per second</text:p>
      <text:p text:style-name="Standard">Instantaneous FEC decoding rate = 542.74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46999 = 0.001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6,6)</text:p>
      <text:p text:style-name="Standard">k=5 and n=11</text:p>
      <text:p text:style-name="Standard">(T,B,N)=(10,8,8)</text:p>
      <text:p text:style-name="Standard">k=3 and n=11</text:p>
      <text:p text:style-name="Standard">Instantaneous UDP loss rate = 0.033</text:p>
      <text:p text:style-name="Standard">Burst length: Counts</text:p>
      <text:p text:style-name="Standard"><text:soft-page-break/>1: 7</text:p>
      <text:p text:style-name="Standard">2: 1</text:p>
      <text:p text:style-name="Standard">5: 3</text:p>
      <text:p text:style-name="Standard">9: 1</text:p>
      <text:p text:style-name="Standard">FEC loss rate over 1000 packets ending at seq 47999 = 0.016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4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49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Instantaneous UDP loss rate = 0.06</text:p>
      <text:p text:style-name="Standard">Burst length: Counts</text:p>
      <text:p text:style-name="Standard">1: 9</text:p>
      <text:p text:style-name="Standard"><text:soft-page-break/>3: 2</text:p>
      <text:p text:style-name="Standard">45: 1</text:p>
      <text:p text:style-name="Standard">FEC loss rate over 1000 packets ending at seq 53999 = 0.048</text:p>
      <text:p text:style-name="Standard">Instantaneous FEC packet rate = 937.207 packets per second</text:p>
      <text:p text:style-name="Standard">Instantaneous FEC decoding rate = 374.883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4999 = 0</text:p>
      <text:p text:style-name="Standard">Instantaneous FEC packet rate = 1072.96 packets per second</text:p>
      <text:p text:style-name="Standard">Instantaneous FEC decoding rate = 429.185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5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5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(T,B,N)=(10,6,6)</text:p>
      <text:p text:style-name="Standard">k=5 and n=11</text:p>
      <text:p text:style-name="Standard">Instantaneous UDP loss rate = 0.032</text:p>
      <text:p text:style-name="Standard">Burst length: Counts</text:p>
      <text:p text:style-name="Standard">1: 17</text:p>
      <text:p text:style-name="Standard"><text:soft-page-break/>2: 1</text:p>
      <text:p text:style-name="Standard">3: 1</text:p>
      <text:p text:style-name="Standard">5: 2</text:p>
      <text:p text:style-name="Standard">FEC loss rate over 1000 packets ending at seq 59999 = 0.014</text:p>
      <text:p text:style-name="Standard">Instantaneous FEC packet rate = 727.802 packets per second</text:p>
      <text:p text:style-name="Standard">Instantaneous FEC decoding rate = 291.12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6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Instantaneous UDP loss rate = 0.062</text:p>
      <text:p text:style-name="Standard">Burst length: Counts</text:p>
      <text:p text:style-name="Standard">1: 10</text:p>
      <text:p text:style-name="Standard">2: 1</text:p>
      <text:p text:style-name="Standard"><text:soft-page-break/>3: 1</text:p>
      <text:p text:style-name="Standard">13: 1</text:p>
      <text:p text:style-name="Standard">16: 1</text:p>
      <text:p text:style-name="Standard">18: 1</text:p>
      <text:p text:style-name="Standard">FEC loss rate over 1000 packets ending at seq 65999 = 0.046</text:p>
      <text:p text:style-name="Standard">Instantaneous FEC packet rate = 763.942 packets per second</text:p>
      <text:p text:style-name="Standard">Instantaneous FEC decoding rate = 305.577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66999 = 0</text:p>
      <text:p text:style-name="Standard">Instantaneous FEC packet rate = 1449.28 packets per second</text:p>
      <text:p text:style-name="Standard">Instantaneous FEC decoding rate = 579.7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6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Instantaneous UDP loss rate = 0.006</text:p>
      <text:p text:style-name="Standard">Burst length: Counts</text:p>
      <text:p text:style-name="Standard">1: 2</text:p>
      <text:p text:style-name="Standard">2: 2</text:p>
      <text:p text:style-name="Standard">FEC loss rate over 1000 packets ending at seq 71999 = 0.005</text:p>
      <text:p text:style-name="Standard"><text:soft-page-break/>Instantaneous FEC packet rate = 874.126 packets per second</text:p>
      <text:p text:style-name="Standard">Instantaneous FEC decoding rate = 349.65 kB/s</text:p>
      <text:p text:style-name="Standard"/>
      <text:p text:style-name="Standard">(T,B,N)=(10,7,7)</text:p>
      <text:p text:style-name="Standard">k=4 and n=11</text:p>
      <text:p text:style-name="Standard">Instantaneous UDP loss rate = 0.017</text:p>
      <text:p text:style-name="Standard">Burst length: Counts</text:p>
      <text:p text:style-name="Standard">1: 7</text:p>
      <text:p text:style-name="Standard">10: 1</text:p>
      <text:p text:style-name="Standard">FEC loss rate over 1000 packets ending at seq 72999 = 0.01</text:p>
      <text:p text:style-name="Standard">Instantaneous FEC packet rate = 1170.96 packets per second</text:p>
      <text:p text:style-name="Standard">Instantaneous FEC decoding rate = 468.384 kB/s</text:p>
      <text:p text:style-name="Standard"/>
      <text:p text:style-name="Standard">(T,B,N)=(10,2,2)</text:p>
      <text:p text:style-name="Standard">k=9 and n=11</text:p>
      <text:p text:style-name="Standard">Instantaneous UDP loss rate = 0</text:p>
      <text:p text:style-name="Standard">Burst length: Counts</text:p>
      <text:p text:style-name="Standard">FEC loss rate over 1000 packets ending at seq 7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7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4,4)</text:p>
      <text:p text:style-name="Standard">k=7 and n=11</text:p>
      <text:p text:style-name="Standard"><text:soft-page-break/>(T,B,N)=(10,6,6)</text:p>
      <text:p text:style-name="Standard">k=5 and n=11</text:p>
      <text:p text:style-name="Standard">(T,B,N)=(10,7,7)</text:p>
      <text:p text:style-name="Standard">k=4 and n=11</text:p>
      <text:p text:style-name="Standard">Instantaneous UDP loss rate = 0.041</text:p>
      <text:p text:style-name="Standard">Burst length: Counts</text:p>
      <text:p text:style-name="Standard">1: 7</text:p>
      <text:p text:style-name="Standard">2: 3</text:p>
      <text:p text:style-name="Standard">3: 1</text:p>
      <text:p text:style-name="Standard">5: 2</text:p>
      <text:p text:style-name="Standard">15: 1</text:p>
      <text:p text:style-name="Standard">FEC loss rate over 1000 packets ending at seq 78999 = 0.019</text:p>
      <text:p text:style-name="Standard">Instantaneous FEC packet rate = 948.767 packets per second</text:p>
      <text:p text:style-name="Standard">Instantaneous FEC decoding rate = 379.507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79999 = 0</text:p>
      <text:p text:style-name="Standard">Instantaneous FEC packet rate = 1058.2 packets per second</text:p>
      <text:p text:style-name="Standard">Instantaneous FEC decoding rate = 423.28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8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6,6)</text:p>
      <text:p text:style-name="Standard">k=5 and n=11</text:p>
      <text:p text:style-name="Standard">Instantaneous UDP loss rate = 0.008</text:p>
      <text:p text:style-name="Standard">Burst length: Counts</text:p>
      <text:p text:style-name="Standard">8: 1</text:p>
      <text:p text:style-name="Standard">FEC loss rate over 1000 packets ending at seq 82999 = 0.008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3999 = 0</text:p>
      <text:p text:style-name="Standard">Instantaneous FEC packet rate = 1001 packets per second</text:p>
      <text:p text:style-name="Standard">Instantaneous FEC decoding rate = 400.4 kB/s</text:p>
      <text:p text:style-name="Standard"><text:soft-page-break/></text:p>
      <text:p text:style-name="Standard">(T,B,N)=(10,0,0)</text:p>
      <text:p text:style-name="Standard">k=11 and n=11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(T,B,N)=(10,8,8)</text:p>
      <text:p text:style-name="Standard">k=3 and n=11</text:p>
      <text:p text:style-name="Standard">(T,B,N)=(10,10,10)</text:p>
      <text:p text:style-name="Standard">k=1 and n=11</text:p>
      <text:p text:style-name="Standard">Instantaneous UDP loss rate = 0.138</text:p>
      <text:p text:style-name="Standard">Burst length: Counts</text:p>
      <text:p text:style-name="Standard">1: 9</text:p>
      <text:p text:style-name="Standard">2: 3</text:p>
      <text:p text:style-name="Standard">3: 1</text:p>
      <text:p text:style-name="Standard">9: 1</text:p>
      <text:p text:style-name="Standard">11: 1</text:p>
      <text:p text:style-name="Standard">13: 1</text:p>
      <text:p text:style-name="Standard">14: 1</text:p>
      <text:p text:style-name="Standard">73: 1</text:p>
      <text:p text:style-name="Standard">FEC loss rate over 1000 packets ending at seq 84999 = 0.101</text:p>
      <text:p text:style-name="Standard">Instantaneous FEC packet rate = 579.039 packets per second</text:p>
      <text:p text:style-name="Standard">Instantaneous FEC decoding rate = 231.616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85999 = 0</text:p>
      <text:p text:style-name="Standard">Instantaneous FEC packet rate = 2840.91 packets per second</text:p>
      <text:p text:style-name="Standard">Instantaneous FEC decoding rate = 1136.36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6999 = 0</text:p>
      <text:p text:style-name="Standard">Instantaneous FEC packet rate = 1088.14 packets per second</text:p>
      <text:p text:style-name="Standard">Instantaneous FEC decoding rate = 435.256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<text:soft-page-break/>FEC loss rate over 1000 packets ending at seq 8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8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7,7)</text:p>
      <text:p text:style-name="Standard">k=4 and n=11</text:p>
      <text:p text:style-name="Standard">Instantaneous UDP loss rate = 0.226</text:p>
      <text:p text:style-name="Standard">Burst length: Counts</text:p>
      <text:p text:style-name="Standard">1: 9</text:p>
      <text:p text:style-name="Standard">2: 3</text:p>
      <text:p text:style-name="Standard">5: 1</text:p>
      <text:p text:style-name="Standard">10: 1</text:p>
      <text:p text:style-name="Standard">11: 1</text:p>
      <text:p text:style-name="Standard">23: 1</text:p>
      <text:p text:style-name="Standard">162: 1</text:p>
      <text:p text:style-name="Standard">FEC loss rate over 1000 packets ending at seq 90999 = 0.194</text:p>
      <text:p text:style-name="Standard">Instantaneous FEC packet rate = 390.472 packets per second</text:p>
      <text:p text:style-name="Standard">Instantaneous FEC decoding rate = 156.189 kB/s</text:p>
      <text:p text:style-name="Standard"/>
      <text:p text:style-name="Standard">Instantaneous UDP loss rate = 0.001</text:p>
      <text:p text:style-name="Standard">Burst length: Counts</text:p>
      <text:p text:style-name="Standard">1: 1</text:p>
      <text:p text:style-name="Standard">(T,B,N)=(10,1,1)</text:p>
      <text:p text:style-name="Standard">k=10 and n=11</text:p>
      <text:p text:style-name="Standard">FEC loss rate over 1000 packets ending at seq 91999 = 0</text:p>
      <text:p text:style-name="Standard">Instantaneous FEC packet rate = 3125 packets per second</text:p>
      <text:p text:style-name="Standard">Instantaneous FEC decoding rate = 1250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92999 = 0</text:p>
      <text:p text:style-name="Standard">Instantaneous FEC packet rate = 3300.33 packets per second</text:p>
      <text:p text:style-name="Standard">Instantaneous FEC decoding rate = 1320.13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93999 = 0</text:p>
      <text:p text:style-name="Standard">Instantaneous FEC packet rate = 1228.5 packets per second</text:p>
      <text:p text:style-name="Standard">Instantaneous FEC decoding rate = 491.4 kB/s</text:p>
      <text:p text:style-name="Standard"/>
      <text:p text:style-name="Standard">(T,B,N)=(10,1,1)</text:p>
      <text:p text:style-name="Standard"><text:soft-page-break/>k=10 and n=11</text:p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94999 = 0.001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9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Instantaneous UDP loss rate = 0.002</text:p>
      <text:p text:style-name="Standard">Burst length: Counts</text:p>
      <text:p text:style-name="Standard">1: 2</text:p>
      <text:p text:style-name="Standard">FEC loss rate over 1000 packets ending at seq 96999 = 0.001</text:p>
      <text:p text:style-name="Standard">Instantaneous FEC packet rate = 916.59 packets per second</text:p>
      <text:p text:style-name="Standard">Instantaneous FEC decoding rate = 366.636 kB/s</text:p>
      <text:p text:style-name="Standard"/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Instantaneous UDP loss rate = 0.059</text:p>
      <text:p text:style-name="Standard">Burst length: Counts</text:p>
      <text:p text:style-name="Standard">1: 8</text:p>
      <text:p text:style-name="Standard">3: 2</text:p>
      <text:p text:style-name="Standard">6: 2</text:p>
      <text:p text:style-name="Standard">15: 1</text:p>
      <text:p text:style-name="Standard">18: 1</text:p>
      <text:p text:style-name="Standard">FEC loss rate over 1000 packets ending at seq 97999 = 0.03</text:p>
      <text:p text:style-name="Standard">Instantaneous FEC packet rate = 1101.32 packets per second</text:p>
      <text:p text:style-name="Standard">Instantaneous FEC decoding rate = 440.529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9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<text:soft-page-break/>Burst length: Counts</text:p>
      <text:p text:style-name="Standard">FEC loss rate over 1000 packets ending at seq 99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Instantaneous UDP loss rate = 0.051</text:p>
      <text:p text:style-name="Standard">Burst length: Counts</text:p>
      <text:p text:style-name="Standard">1: 15</text:p>
      <text:p text:style-name="Standard">3: 1</text:p>
      <text:p text:style-name="Standard">5: 1</text:p>
      <text:p text:style-name="Standard">6: 1</text:p>
      <text:p text:style-name="Standard">7: 2</text:p>
      <text:p text:style-name="Standard">8: 1</text:p>
      <text:p text:style-name="Standard">FEC loss rate over 1000 packets ending at seq 103999 = 0.013</text:p>
      <text:p text:style-name="Standard">Instantaneous FEC packet rate = 852.515 packets per second</text:p>
      <text:p text:style-name="Standard">Instantaneous FEC decoding rate = 341.006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104999 = 0</text:p>
      <text:p text:style-name="Standard">Instantaneous FEC packet rate = 1210.65 packets per second</text:p>
      <text:p text:style-name="Standard"><text:soft-page-break/>Instantaneous FEC decoding rate = 484.262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6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0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23</text:p>
      <text:p text:style-name="Standard">Burst length: Counts</text:p>
      <text:p text:style-name="Standard">1: 9</text:p>
      <text:p text:style-name="Standard">4: 1</text:p>
      <text:p text:style-name="Standard">10: 1</text:p>
      <text:p text:style-name="Standard">FEC loss rate over 1000 packets ending at seq 109999 = 0.012</text:p>
      <text:p text:style-name="Standard">Instantaneous FEC packet rate = 876.424 packets per second</text:p>
      <text:p text:style-name="Standard">Instantaneous FEC decoding rate = 350.57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1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<text:soft-page-break/>FEC loss rate over 1000 packets ending at seq 11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1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1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1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Instantaneous UDP loss rate = 0.012</text:p>
      <text:p text:style-name="Standard">Burst length: Counts</text:p>
      <text:p text:style-name="Standard">1: 5</text:p>
      <text:p text:style-name="Standard">3: 1</text:p>
      <text:p text:style-name="Standard">4: 1</text:p>
      <text:p text:style-name="Standard">FEC loss rate over 1000 packets ending at seq 115999 = 0.004</text:p>
      <text:p text:style-name="Standard">Instantaneous FEC packet rate = 846.74 packets per second</text:p>
      <text:p text:style-name="Standard">Instantaneous FEC decoding rate = 338.696 kB/s</text:p>
      <text:p text:style-name="Standard"/>
      <text:p text:style-name="Standard">Instantaneous UDP loss rate = 0.008</text:p>
      <text:p text:style-name="Standard">Burst length: Counts</text:p>
      <text:p text:style-name="Standard">1: 1</text:p>
      <text:p text:style-name="Standard">2: 1</text:p>
      <text:p text:style-name="Standard">5: 1</text:p>
      <text:p text:style-name="Standard">FEC loss rate over 1000 packets ending at seq 116999 = 0.005</text:p>
      <text:p text:style-name="Standard">Instantaneous FEC packet rate = 1222.49 packets per second</text:p>
      <text:p text:style-name="Standard">Instantaneous FEC decoding rate = 488.998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17999 = 0</text:p>
      <text:p text:style-name="Standard">Instantaneous FEC packet rate = 1001 packets per second</text:p>
      <text:p text:style-name="Standard">Instantaneous FEC decoding rate = 400.4 kB/s</text:p>
      <text:p text:style-name="Standard"><text:soft-page-break/></text:p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1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1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61</text:p>
      <text:p text:style-name="Standard">Burst length: Counts</text:p>
      <text:p text:style-name="Standard">1: 7</text:p>
      <text:p text:style-name="Standard">4: 2</text:p>
      <text:p text:style-name="Standard">16: 1</text:p>
      <text:p text:style-name="Standard">30: 1</text:p>
      <text:p text:style-name="Standard">FEC loss rate over 1000 packets ending at seq 122999 = 0.043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12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<text:soft-page-break/>Instantaneous UDP loss rate = 0</text:p>
      <text:p text:style-name="Standard">Burst length: Counts</text:p>
      <text:p text:style-name="Standard">FEC loss rate over 1000 packets ending at seq 12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2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126999 = 0.001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12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4,4)</text:p>
      <text:p text:style-name="Standard">k=7 and n=11</text:p>
      <text:p text:style-name="Standard">(T,B,N)=(10,7,7)</text:p>
      <text:p text:style-name="Standard">k=4 and n=11</text:p>
      <text:p text:style-name="Standard">Instantaneous UDP loss rate = 0.057</text:p>
      <text:p text:style-name="Standard">Burst length: Counts</text:p>
      <text:p text:style-name="Standard">1: 14</text:p>
      <text:p text:style-name="Standard">2: 1</text:p>
      <text:p text:style-name="Standard">3: 1</text:p>
      <text:p text:style-name="Standard">7: 3</text:p>
      <text:p text:style-name="Standard">17: 1</text:p>
      <text:p text:style-name="Standard">FEC loss rate over 1000 packets ending at seq 128999 = 0.025</text:p>
      <text:p text:style-name="Standard">Instantaneous FEC packet rate = 818.331 packets per second</text:p>
      <text:p text:style-name="Standard">Instantaneous FEC decoding rate = 327.332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<text:soft-page-break/>k=11 and n=11</text:p>
      <text:p text:style-name="Standard">FEC loss rate over 1000 packets ending at seq 129999 = 0</text:p>
      <text:p text:style-name="Standard">Instantaneous FEC packet rate = 1288.66 packets per second</text:p>
      <text:p text:style-name="Standard">Instantaneous FEC decoding rate = 515.46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Instantaneous UDP loss rate = 0.064</text:p>
      <text:p text:style-name="Standard">Burst length: Counts</text:p>
      <text:p text:style-name="Standard">1: 11</text:p>
      <text:p text:style-name="Standard">3: 3</text:p>
      <text:p text:style-name="Standard">4: 1</text:p>
      <text:p text:style-name="Standard">6: 1</text:p>
      <text:p text:style-name="Standard">8: 1</text:p>
      <text:p text:style-name="Standard">12: 1</text:p>
      <text:p text:style-name="Standard">14: 1</text:p>
      <text:p text:style-name="Standard">FEC loss rate over 1000 packets ending at seq 134999 = 0.033</text:p>
      <text:p text:style-name="Standard">Instantaneous FEC packet rate = 682.594 packets per second</text:p>
      <text:p text:style-name="Standard">Instantaneous FEC decoding rate = 273.038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<text:soft-page-break/>k=11 and n=11</text:p>
      <text:p text:style-name="Standard">FEC loss rate over 1000 packets ending at seq 135999 = 0</text:p>
      <text:p text:style-name="Standard">Instantaneous FEC packet rate = 1872.66 packets per second</text:p>
      <text:p text:style-name="Standard">Instantaneous FEC decoding rate = 749.06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3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4,4)</text:p>
      <text:p text:style-name="Standard">k=7 and n=11</text:p>
      <text:p text:style-name="Standard">Instantaneous UDP loss rate = 0.016</text:p>
      <text:p text:style-name="Standard">Burst length: Counts</text:p>
      <text:p text:style-name="Standard">1: 8</text:p>
      <text:p text:style-name="Standard">3: 1</text:p>
      <text:p text:style-name="Standard">5: 1</text:p>
      <text:p text:style-name="Standard">FEC loss rate over 1000 packets ending at seq 140999 = 0.008</text:p>
      <text:p text:style-name="Standard">Instantaneous FEC packet rate = 722.543 packets per second</text:p>
      <text:p text:style-name="Standard">Instantaneous FEC decoding rate = 289.017 kB/s</text:p>
      <text:p text:style-name="Standard"/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Instantaneous UDP loss rate = 0.081</text:p>
      <text:p text:style-name="Standard"><text:soft-page-break/>Burst length: Counts</text:p>
      <text:p text:style-name="Standard">1: 6</text:p>
      <text:p text:style-name="Standard">4: 1</text:p>
      <text:p text:style-name="Standard">7: 1</text:p>
      <text:p text:style-name="Standard">8: 1</text:p>
      <text:p text:style-name="Standard">9: 2</text:p>
      <text:p text:style-name="Standard">11: 1</text:p>
      <text:p text:style-name="Standard">27: 1</text:p>
      <text:p text:style-name="Standard">FEC loss rate over 1000 packets ending at seq 141999 = 0.044</text:p>
      <text:p text:style-name="Standard">Instantaneous FEC packet rate = 1128.67 packets per second</text:p>
      <text:p text:style-name="Standard">Instantaneous FEC decoding rate = 451.467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142999 = 0</text:p>
      <text:p text:style-name="Standard">Instantaneous FEC packet rate = 1373.63 packets per second</text:p>
      <text:p text:style-name="Standard">Instantaneous FEC decoding rate = 549.45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6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6,6)</text:p>
      <text:p text:style-name="Standard"><text:soft-page-break/>k=5 and n=11</text:p>
      <text:p text:style-name="Standard">(T,B,N)=(10,8,8)</text:p>
      <text:p text:style-name="Standard">k=3 and n=11</text:p>
      <text:p text:style-name="Standard">Instantaneous UDP loss rate = 0.045</text:p>
      <text:p text:style-name="Standard">Burst length: Counts</text:p>
      <text:p text:style-name="Standard">1: 5</text:p>
      <text:p text:style-name="Standard">2: 3</text:p>
      <text:p text:style-name="Standard">3: 1</text:p>
      <text:p text:style-name="Standard">4: 1</text:p>
      <text:p text:style-name="Standard">10: 1</text:p>
      <text:p text:style-name="Standard">17: 1</text:p>
      <text:p text:style-name="Standard">FEC loss rate over 1000 packets ending at seq 147999 = 0.027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14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49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5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5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5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7,7)</text:p>
      <text:p text:style-name="Standard">k=4 and n=11</text:p>
      <text:p text:style-name="Standard"><text:soft-page-break/>Instantaneous UDP loss rate = 0.073</text:p>
      <text:p text:style-name="Standard">Burst length: Counts</text:p>
      <text:p text:style-name="Standard">1: 10</text:p>
      <text:p text:style-name="Standard">2: 1</text:p>
      <text:p text:style-name="Standard">4: 1</text:p>
      <text:p text:style-name="Standard">6: 1</text:p>
      <text:p text:style-name="Standard">25: 1</text:p>
      <text:p text:style-name="Standard">26: 1</text:p>
      <text:p text:style-name="Standard">FEC loss rate over 1000 packets ending at seq 153999 = 0.047</text:p>
      <text:p text:style-name="Standard">Instantaneous FEC packet rate = 721.501 packets per second</text:p>
      <text:p text:style-name="Standard">Instantaneous FEC decoding rate = 288.6 kB/s</text:p>
      <text:p text:style-name="Standard"/>
      <text:p text:style-name="Standard">(T,B,N)=(10,5,5)</text:p>
      <text:p text:style-name="Standard">k=6 and n=11</text:p>
      <text:p text:style-name="Standard">Instantaneous UDP loss rate = 0</text:p>
      <text:p text:style-name="Standard">Burst length: Counts</text:p>
      <text:p text:style-name="Standard">FEC loss rate over 1000 packets ending at seq 154999 = 0</text:p>
      <text:p text:style-name="Standard">Instantaneous FEC packet rate = 1631.32 packets per second</text:p>
      <text:p text:style-name="Standard">Instantaneous FEC decoding rate = 652.529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5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7,7)</text:p>
      <text:p text:style-name="Standard">k=4 and n=11</text:p>
      <text:p text:style-name="Standard">Instantaneous UDP loss rate = 0.038</text:p>
      <text:p text:style-name="Standard">Burst length: Counts</text:p>
      <text:p text:style-name="Standard">12: 1</text:p>
      <text:p text:style-name="Standard">26: 1</text:p>
      <text:p text:style-name="Standard">FEC loss rate over 1000 packets ending at seq 156999 = 0.034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15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58999 = 0</text:p>
      <text:p text:style-name="Standard"><text:soft-page-break/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Instantaneous UDP loss rate = 0.029</text:p>
      <text:p text:style-name="Standard">Burst length: Counts</text:p>
      <text:p text:style-name="Standard">1: 6</text:p>
      <text:p text:style-name="Standard">3: 1</text:p>
      <text:p text:style-name="Standard">10: 2</text:p>
      <text:p text:style-name="Standard">FEC loss rate over 1000 packets ending at seq 159999 = 0.02</text:p>
      <text:p text:style-name="Standard">Instantaneous FEC packet rate = 827.815 packets per second</text:p>
      <text:p text:style-name="Standard">Instantaneous FEC decoding rate = 331.126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0999 = 0</text:p>
      <text:p text:style-name="Standard">Instantaneous FEC packet rate = 1040.58 packets per second</text:p>
      <text:p text:style-name="Standard">Instantaneous FEC decoding rate = 416.233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6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4999 = 0</text:p>
      <text:p text:style-name="Standard">Instantaneous FEC packet rate = 1000 packets per second</text:p>
      <text:p text:style-name="Standard">Instantaneous FEC decoding rate = 400 kB/s</text:p>
      <text:p text:style-name="Standard"><text:soft-page-break/></text:p>
      <text:p text:style-name="Standard">(T,B,N)=(10,1,1)</text:p>
      <text:p text:style-name="Standard">k=10 and n=11</text:p>
      <text:p text:style-name="Standard">(T,B,N)=(10,4,4)</text:p>
      <text:p text:style-name="Standard">k=7 and n=11</text:p>
      <text:p text:style-name="Standard">Instantaneous UDP loss rate = 0.005</text:p>
      <text:p text:style-name="Standard">Burst length: Counts</text:p>
      <text:p text:style-name="Standard">1: 2</text:p>
      <text:p text:style-name="Standard">3: 1</text:p>
      <text:p text:style-name="Standard">FEC loss rate over 1000 packets ending at seq 165999 = 0.005</text:p>
      <text:p text:style-name="Standard">Instantaneous FEC packet rate = 956.023 packets per second</text:p>
      <text:p text:style-name="Standard">Instantaneous FEC decoding rate = 382.409 kB/s</text:p>
      <text:p text:style-name="Standard"/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Instantaneous UDP loss rate = 0.026</text:p>
      <text:p text:style-name="Standard">Burst length: Counts</text:p>
      <text:p text:style-name="Standard">1: 3</text:p>
      <text:p text:style-name="Standard">2: 3</text:p>
      <text:p text:style-name="Standard">8: 1</text:p>
      <text:p text:style-name="Standard">9: 1</text:p>
      <text:p text:style-name="Standard">FEC loss rate over 1000 packets ending at seq 166999 = 0.016</text:p>
      <text:p text:style-name="Standard">Instantaneous FEC packet rate = 1049.32 packets per second</text:p>
      <text:p text:style-name="Standard">Instantaneous FEC decoding rate = 419.727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6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6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<text:soft-page-break/>FEC loss rate over 1000 packets ending at seq 17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7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Instantaneous UDP loss rate = 0.024</text:p>
      <text:p text:style-name="Standard">Burst length: Counts</text:p>
      <text:p text:style-name="Standard">1: 7</text:p>
      <text:p text:style-name="Standard">4: 1</text:p>
      <text:p text:style-name="Standard">13: 1</text:p>
      <text:p text:style-name="Standard">FEC loss rate over 1000 packets ending at seq 172999 = 0.019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7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7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7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76999 = 0</text:p>
      <text:p text:style-name="Standard">Instantaneous FEC packet rate = 1001 packets per second</text:p>
      <text:p text:style-name="Standard"><text:soft-page-break/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7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Instantaneous UDP loss rate = 0.042</text:p>
      <text:p text:style-name="Standard">Burst length: Counts</text:p>
      <text:p text:style-name="Standard">1: 8</text:p>
      <text:p text:style-name="Standard">2: 2</text:p>
      <text:p text:style-name="Standard">3: 1</text:p>
      <text:p text:style-name="Standard">5: 1</text:p>
      <text:p text:style-name="Standard">8: 1</text:p>
      <text:p text:style-name="Standard">14: 1</text:p>
      <text:p text:style-name="Standard">FEC loss rate over 1000 packets ending at seq 178999 = 0.027</text:p>
      <text:p text:style-name="Standard">Instantaneous FEC packet rate = 853.971 packets per second</text:p>
      <text:p text:style-name="Standard">Instantaneous FEC decoding rate = 341.588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79999 = 0</text:p>
      <text:p text:style-name="Standard">Instantaneous FEC packet rate = 1207.73 packets per second</text:p>
      <text:p text:style-name="Standard">Instantaneous FEC decoding rate = 483.092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8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8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<text:soft-page-break/>Burst length: Counts</text:p>
      <text:p text:style-name="Standard">FEC loss rate over 1000 packets ending at seq 18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8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4,4)</text:p>
      <text:p text:style-name="Standard">k=7 and n=11</text:p>
      <text:p text:style-name="Standard">(T,B,N)=(10,7,7)</text:p>
      <text:p text:style-name="Standard">k=4 and n=11</text:p>
      <text:p text:style-name="Standard">Instantaneous UDP loss rate = 0.023</text:p>
      <text:p text:style-name="Standard">Burst length: Counts</text:p>
      <text:p text:style-name="Standard">1: 10</text:p>
      <text:p text:style-name="Standard">3: 1</text:p>
      <text:p text:style-name="Standard">10: 1</text:p>
      <text:p text:style-name="Standard">FEC loss rate over 1000 packets ending at seq 184999 = 0.016</text:p>
      <text:p text:style-name="Standard">Instantaneous FEC packet rate = 765.697 packets per second</text:p>
      <text:p text:style-name="Standard">Instantaneous FEC decoding rate = 306.279 kB/s</text:p>
      <text:p text:style-name="Standard"/>
      <text:p text:style-name="Standard">Instantaneous UDP loss rate = 0.009</text:p>
      <text:p text:style-name="Standard">Burst length: Counts</text:p>
      <text:p text:style-name="Standard">4: 1</text:p>
      <text:p text:style-name="Standard">5: 1</text:p>
      <text:p text:style-name="Standard">FEC loss rate over 1000 packets ending at seq 185999 = 0</text:p>
      <text:p text:style-name="Standard">Instantaneous FEC packet rate = 1443 packets per second</text:p>
      <text:p text:style-name="Standard">Instantaneous FEC decoding rate = 577.201 kB/s</text:p>
      <text:p text:style-name="Standard"/>
      <text:p text:style-name="Standard">(T,B,N)=(10,4,4)</text:p>
      <text:p text:style-name="Standard">k=7 and n=11</text:p>
      <text:p text:style-name="Standard">Instantaneous UDP loss rate = 0</text:p>
      <text:p text:style-name="Standard">Burst length: Counts</text:p>
      <text:p text:style-name="Standard">FEC loss rate over 1000 packets ending at seq 18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87999 = 0</text:p>
      <text:p text:style-name="Standard">Instantaneous FEC packet rate = 1001 packets per second</text:p>
      <text:p text:style-name="Standard">Instantaneous FEC decoding rate = 400.4 kB/s</text:p>
      <text:p text:style-name="Standard"><text:soft-page-break/></text:p>
      <text:p text:style-name="Standard">Instantaneous UDP loss rate = 0</text:p>
      <text:p text:style-name="Standard">Burst length: Counts</text:p>
      <text:p text:style-name="Standard">FEC loss rate over 1000 packets ending at seq 18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8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190999 = 0.001</text:p>
      <text:p text:style-name="Standard">Instantaneous FEC packet rate = 972.763 packets per second</text:p>
      <text:p text:style-name="Standard">Instantaneous FEC decoding rate = 389.105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18</text:p>
      <text:p text:style-name="Standard">Burst length: Counts</text:p>
      <text:p text:style-name="Standard">1: 2</text:p>
      <text:p text:style-name="Standard">2: 1</text:p>
      <text:p text:style-name="Standard">5: 1</text:p>
      <text:p text:style-name="Standard">9: 1</text:p>
      <text:p text:style-name="Standard">FEC loss rate over 1000 packets ending at seq 191999 = 0.009</text:p>
      <text:p text:style-name="Standard">Instantaneous FEC packet rate = 1029.87 packets per second</text:p>
      <text:p text:style-name="Standard">Instantaneous FEC decoding rate = 411.946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9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<text:soft-page-break/>Burst length: Counts</text:p>
      <text:p text:style-name="Standard">FEC loss rate over 1000 packets ending at seq 19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6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6,6)</text:p>
      <text:p text:style-name="Standard">k=5 and n=11</text:p>
      <text:p text:style-name="Standard">Instantaneous UDP loss rate = 0.02</text:p>
      <text:p text:style-name="Standard">Burst length: Counts</text:p>
      <text:p text:style-name="Standard">1: 8</text:p>
      <text:p text:style-name="Standard">4: 1</text:p>
      <text:p text:style-name="Standard">8: 1</text:p>
      <text:p text:style-name="Standard">FEC loss rate over 1000 packets ending at seq 197999 = 0.015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19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19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0999 = 0</text:p>
      <text:p text:style-name="Standard"><text:soft-page-break/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7,7)</text:p>
      <text:p text:style-name="Standard">k=4 and n=11</text:p>
      <text:p text:style-name="Standard">Instantaneous UDP loss rate = 0.026</text:p>
      <text:p text:style-name="Standard">Burst length: Counts</text:p>
      <text:p text:style-name="Standard">26: 1</text:p>
      <text:p text:style-name="Standard">FEC loss rate over 1000 packets ending at seq 202999 = 0.026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.015</text:p>
      <text:p text:style-name="Standard">Burst length: Counts</text:p>
      <text:p text:style-name="Standard">1: 11</text:p>
      <text:p text:style-name="Standard">2: 2</text:p>
      <text:p text:style-name="Standard">FEC loss rate over 1000 packets ending at seq 203999 = 0</text:p>
      <text:p text:style-name="Standard">Instantaneous FEC packet rate = 889.68 packets per second</text:p>
      <text:p text:style-name="Standard">Instantaneous FEC decoding rate = 355.872 kB/s</text:p>
      <text:p text:style-name="Standard"/>
      <text:p text:style-name="Standard">(T,B,N)=(10,3,3)</text:p>
      <text:p text:style-name="Standard">k=8 and n=11</text:p>
      <text:p text:style-name="Standard">Instantaneous UDP loss rate = 0</text:p>
      <text:p text:style-name="Standard">Burst length: Counts</text:p>
      <text:p text:style-name="Standard">FEC loss rate over 1000 packets ending at seq 204999 = 0</text:p>
      <text:p text:style-name="Standard">Instantaneous FEC packet rate = 1142.86 packets per second</text:p>
      <text:p text:style-name="Standard">Instantaneous FEC decoding rate = 457.143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0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6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<text:soft-page-break/>Burst length: Counts</text:p>
      <text:p text:style-name="Standard">FEC loss rate over 1000 packets ending at seq 20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0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7,7)</text:p>
      <text:p text:style-name="Standard">k=4 and n=11</text:p>
      <text:p text:style-name="Standard">Instantaneous UDP loss rate = 0.028</text:p>
      <text:p text:style-name="Standard">Burst length: Counts</text:p>
      <text:p text:style-name="Standard">1: 5</text:p>
      <text:p text:style-name="Standard">2: 1</text:p>
      <text:p text:style-name="Standard">3: 1</text:p>
      <text:p text:style-name="Standard">10: 2</text:p>
      <text:p text:style-name="Standard">FEC loss rate over 1000 packets ending at seq 209999 = 0.016</text:p>
      <text:p text:style-name="Standard">Instantaneous FEC packet rate = 827.13 packets per second</text:p>
      <text:p text:style-name="Standard">Instantaneous FEC decoding rate = 330.852 kB/s</text:p>
      <text:p text:style-name="Standard"/>
      <text:p text:style-name="Standard">Instantaneous UDP loss rate = 0.014</text:p>
      <text:p text:style-name="Standard">Burst length: Counts</text:p>
      <text:p text:style-name="Standard">1: 3</text:p>
      <text:p text:style-name="Standard">2: 1</text:p>
      <text:p text:style-name="Standard">3: 1</text:p>
      <text:p text:style-name="Standard">4: 1</text:p>
      <text:p text:style-name="Standard">FEC loss rate over 1000 packets ending at seq 210999 = 0</text:p>
      <text:p text:style-name="Standard">Instantaneous FEC packet rate = 1131.22 packets per second</text:p>
      <text:p text:style-name="Standard">Instantaneous FEC decoding rate = 452.489 kB/s</text:p>
      <text:p text:style-name="Standard"/>
      <text:p text:style-name="Standard">(T,B,N)=(10,3,3)</text:p>
      <text:p text:style-name="Standard">k=8 and n=11</text:p>
      <text:p text:style-name="Standard">Instantaneous UDP loss rate = 0</text:p>
      <text:p text:style-name="Standard">Burst length: Counts</text:p>
      <text:p text:style-name="Standard">FEC loss rate over 1000 packets ending at seq 21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1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<text:soft-page-break/>Instantaneous UDP loss rate = 0</text:p>
      <text:p text:style-name="Standard">Burst length: Counts</text:p>
      <text:p text:style-name="Standard">FEC loss rate over 1000 packets ending at seq 21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1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15999 = 0</text:p>
      <text:p text:style-name="Standard">Instantaneous FEC packet rate = 969.932 packets per second</text:p>
      <text:p text:style-name="Standard">Instantaneous FEC decoding rate = 387.973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23</text:p>
      <text:p text:style-name="Standard">Burst length: Counts</text:p>
      <text:p text:style-name="Standard">1: 13</text:p>
      <text:p text:style-name="Standard">2: 1</text:p>
      <text:p text:style-name="Standard">8: 1</text:p>
      <text:p text:style-name="Standard">FEC loss rate over 1000 packets ending at seq 216999 = 0.01</text:p>
      <text:p text:style-name="Standard">Instantaneous FEC packet rate = 1033.06 packets per second</text:p>
      <text:p text:style-name="Standard">Instantaneous FEC decoding rate = 413.223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1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1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19999 = 0</text:p>
      <text:p text:style-name="Standard">Instantaneous FEC packet rate = 1001 packets per second</text:p>
      <text:p text:style-name="Standard"><text:soft-page-break/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2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2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Instantaneous UDP loss rate = 0.029</text:p>
      <text:p text:style-name="Standard">Burst length: Counts</text:p>
      <text:p text:style-name="Standard">1: 9</text:p>
      <text:p text:style-name="Standard">2: 1</text:p>
      <text:p text:style-name="Standard">7: 1</text:p>
      <text:p text:style-name="Standard">11: 1</text:p>
      <text:p text:style-name="Standard">FEC loss rate over 1000 packets ending at seq 222999 = 0.022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6,6)</text:p>
      <text:p text:style-name="Standard">k=5 and n=11</text:p>
      <text:p text:style-name="Standard">Instantaneous UDP loss rate = 0</text:p>
      <text:p text:style-name="Standard">Burst length: Counts</text:p>
      <text:p text:style-name="Standard">FEC loss rate over 1000 packets ending at seq 22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2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25999 = 0</text:p>
      <text:p text:style-name="Standard"><text:soft-page-break/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2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2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4,4)</text:p>
      <text:p text:style-name="Standard">k=7 and n=11</text:p>
      <text:p text:style-name="Standard">(T,B,N)=(10,5,5)</text:p>
      <text:p text:style-name="Standard">k=6 and n=11</text:p>
      <text:p text:style-name="Standard">Instantaneous UDP loss rate = 0.028</text:p>
      <text:p text:style-name="Standard">Burst length: Counts</text:p>
      <text:p text:style-name="Standard">1: 7</text:p>
      <text:p text:style-name="Standard">2: 4</text:p>
      <text:p text:style-name="Standard">3: 1</text:p>
      <text:p text:style-name="Standard">4: 1</text:p>
      <text:p text:style-name="Standard">6: 1</text:p>
      <text:p text:style-name="Standard">FEC loss rate over 1000 packets ending at seq 228999 = 0.015</text:p>
      <text:p text:style-name="Standard">Instantaneous FEC packet rate = 696.379 packets per second</text:p>
      <text:p text:style-name="Standard">Instantaneous FEC decoding rate = 278.552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29999 = 0</text:p>
      <text:p text:style-name="Standard">Instantaneous FEC packet rate = 1776.2 packets per second</text:p>
      <text:p text:style-name="Standard">Instantaneous FEC decoding rate = 710.48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3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<text:soft-page-break/>Burst length: Counts</text:p>
      <text:p text:style-name="Standard">FEC loss rate over 1000 packets ending at seq 23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3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3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Instantaneous UDP loss rate = 0.004</text:p>
      <text:p text:style-name="Standard">Burst length: Counts</text:p>
      <text:p text:style-name="Standard">1: 4</text:p>
      <text:p text:style-name="Standard">FEC loss rate over 1000 packets ending at seq 234999 = 0.003</text:p>
      <text:p text:style-name="Standard">Instantaneous FEC packet rate = 928.505 packets per second</text:p>
      <text:p text:style-name="Standard">Instantaneous FEC decoding rate = 371.402 kB/s</text:p>
      <text:p text:style-name="Standard"/>
      <text:p text:style-name="Standard">(T,B,N)=(10,5,5)</text:p>
      <text:p text:style-name="Standard">k=6 and n=11</text:p>
      <text:p text:style-name="Standard">Instantaneous UDP loss rate = 0.016</text:p>
      <text:p text:style-name="Standard">Burst length: Counts</text:p>
      <text:p text:style-name="Standard">1: 7</text:p>
      <text:p text:style-name="Standard">2: 1</text:p>
      <text:p text:style-name="Standard">7: 1</text:p>
      <text:p text:style-name="Standard">FEC loss rate over 1000 packets ending at seq 235999 = 0.007</text:p>
      <text:p text:style-name="Standard">Instantaneous FEC packet rate = 1084.6 packets per second</text:p>
      <text:p text:style-name="Standard">Instantaneous FEC decoding rate = 433.839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3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<text:soft-page-break/>FEC loss rate over 1000 packets ending at seq 23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3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3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Instantaneous UDP loss rate = 0.001</text:p>
      <text:p text:style-name="Standard">Burst length: Counts</text:p>
      <text:p text:style-name="Standard">1: 1</text:p>
      <text:p text:style-name="Standard">FEC loss rate over 1000 packets ending at seq 240999 = 0.001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2,2)</text:p>
      <text:p text:style-name="Standard">k=9 and n=11</text:p>
      <text:p text:style-name="Standard">(T,B,N)=(10,5,5)</text:p>
      <text:p text:style-name="Standard">k=6 and n=11</text:p>
      <text:p text:style-name="Standard">Instantaneous UDP loss rate = 0.019</text:p>
      <text:p text:style-name="Standard">Burst length: Counts</text:p>
      <text:p text:style-name="Standard">1: 5</text:p>
      <text:p text:style-name="Standard">2: 4</text:p>
      <text:p text:style-name="Standard">6: 1</text:p>
      <text:p text:style-name="Standard">FEC loss rate over 1000 packets ending at seq 241999 = 0.011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43999 = 0</text:p>
      <text:p text:style-name="Standard"><text:soft-page-break/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6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Instantaneous UDP loss rate = 0.038</text:p>
      <text:p text:style-name="Standard">Burst length: Counts</text:p>
      <text:p text:style-name="Standard">1: 13</text:p>
      <text:p text:style-name="Standard">2: 1</text:p>
      <text:p text:style-name="Standard">4: 1</text:p>
      <text:p text:style-name="Standard">9: 1</text:p>
      <text:p text:style-name="Standard">10: 1</text:p>
      <text:p text:style-name="Standard">FEC loss rate over 1000 packets ending at seq 247999 = 0.024</text:p>
      <text:p text:style-name="Standard">Instantaneous FEC packet rate = 865.801 packets per second</text:p>
      <text:p text:style-name="Standard">Instantaneous FEC decoding rate = 346.32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48999 = 0</text:p>
      <text:p text:style-name="Standard">Instantaneous FEC packet rate = 1184.83 packets per second</text:p>
      <text:p text:style-name="Standard">Instantaneous FEC decoding rate = 473.934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<text:soft-page-break/>Burst length: Counts</text:p>
      <text:p text:style-name="Standard">FEC loss rate over 1000 packets ending at seq 24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5,5)</text:p>
      <text:p text:style-name="Standard">k=6 and n=11</text:p>
      <text:p text:style-name="Standard">Instantaneous UDP loss rate = 0.021</text:p>
      <text:p text:style-name="Standard">Burst length: Counts</text:p>
      <text:p text:style-name="Standard">1: 9</text:p>
      <text:p text:style-name="Standard">2: 3</text:p>
      <text:p text:style-name="Standard">6: 1</text:p>
      <text:p text:style-name="Standard">FEC loss rate over 1000 packets ending at seq 253999 = 0.014</text:p>
      <text:p text:style-name="Standard">Instantaneous FEC packet rate = 832.639 packets per second</text:p>
      <text:p text:style-name="Standard">Instantaneous FEC decoding rate = 333.056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4999 = 0</text:p>
      <text:p text:style-name="Standard">Instantaneous FEC packet rate = 1253.13 packets per second</text:p>
      <text:p text:style-name="Standard">Instantaneous FEC decoding rate = 501.253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<text:soft-page-break/>Burst length: Counts</text:p>
      <text:p text:style-name="Standard">FEC loss rate over 1000 packets ending at seq 25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5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7,7)</text:p>
      <text:p text:style-name="Standard">k=4 and n=11</text:p>
      <text:p text:style-name="Standard">Instantaneous UDP loss rate = 0.021</text:p>
      <text:p text:style-name="Standard">Burst length: Counts</text:p>
      <text:p text:style-name="Standard">1: 10</text:p>
      <text:p text:style-name="Standard">4: 1</text:p>
      <text:p text:style-name="Standard">7: 1</text:p>
      <text:p text:style-name="Standard">FEC loss rate over 1000 packets ending at seq 259999 = 0.016</text:p>
      <text:p text:style-name="Standard">Instantaneous FEC packet rate = 792.393 packets per second</text:p>
      <text:p text:style-name="Standard">Instantaneous FEC decoding rate = 316.957 kB/s</text:p>
      <text:p text:style-name="Standard"/>
      <text:p text:style-name="Standard">Instantaneous UDP loss rate = 0.03</text:p>
      <text:p text:style-name="Standard">Burst length: Counts</text:p>
      <text:p text:style-name="Standard">1: 2</text:p>
      <text:p text:style-name="Standard">2: 2</text:p>
      <text:p text:style-name="Standard">3: 2</text:p>
      <text:p text:style-name="Standard">8: 1</text:p>
      <text:p text:style-name="Standard">10: 1</text:p>
      <text:p text:style-name="Standard">FEC loss rate over 1000 packets ending at seq 260999 = 0.01</text:p>
      <text:p text:style-name="Standard">Instantaneous FEC packet rate = 1256.28 packets per second</text:p>
      <text:p text:style-name="Standard">Instantaneous FEC decoding rate = 502.513 kB/s</text:p>
      <text:p text:style-name="Standard"/>
      <text:p text:style-name="Standard"><text:soft-page-break/>Instantaneous UDP loss rate = 0</text:p>
      <text:p text:style-name="Standard">Burst length: Counts</text:p>
      <text:p text:style-name="Standard">FEC loss rate over 1000 packets ending at seq 26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6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4,4)</text:p>
      <text:p text:style-name="Standard">k=7 and n=1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Instantaneous UDP loss rate = 0.068</text:p>
      <text:p text:style-name="Standard">Burst length: Counts</text:p>
      <text:p text:style-name="Standard">1: 14</text:p>
      <text:p text:style-name="Standard">2: 1</text:p>
      <text:p text:style-name="Standard">3: 1</text:p>
      <text:p text:style-name="Standard">6: 2</text:p>
      <text:p text:style-name="Standard">8: 2</text:p>
      <text:p text:style-name="Standard"><text:soft-page-break/>9: 1</text:p>
      <text:p text:style-name="Standard">12: 1</text:p>
      <text:p text:style-name="Standard">FEC loss rate over 1000 packets ending at seq 266999 = 0.044</text:p>
      <text:p text:style-name="Standard">Instantaneous FEC packet rate = 912.409 packets per second</text:p>
      <text:p text:style-name="Standard">Instantaneous FEC decoding rate = 364.96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7999 = 0</text:p>
      <text:p text:style-name="Standard">Instantaneous FEC packet rate = 1107.42 packets per second</text:p>
      <text:p text:style-name="Standard">Instantaneous FEC decoding rate = 442.968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6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6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Instantaneous UDP loss rate = 0.094</text:p>
      <text:p text:style-name="Standard">Burst length: Counts</text:p>
      <text:p text:style-name="Standard">1: 13</text:p>
      <text:p text:style-name="Standard">4: 4</text:p>
      <text:p text:style-name="Standard">6: 1</text:p>
      <text:p text:style-name="Standard"><text:soft-page-break/>7: 1</text:p>
      <text:p text:style-name="Standard">8: 1</text:p>
      <text:p text:style-name="Standard">44: 1</text:p>
      <text:p text:style-name="Standard">FEC loss rate over 1000 packets ending at seq 272999 = 0.068</text:p>
      <text:p text:style-name="Standard">Instantaneous FEC packet rate = 732.601 packets per second</text:p>
      <text:p text:style-name="Standard">Instantaneous FEC decoding rate = 293.0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273999 = 0</text:p>
      <text:p text:style-name="Standard">Instantaneous FEC packet rate = 1577.29 packets per second</text:p>
      <text:p text:style-name="Standard">Instantaneous FEC decoding rate = 630.915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5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5,5)</text:p>
      <text:p text:style-name="Standard">k=6 and n=11</text:p>
      <text:p text:style-name="Standard">(T,B,N)=(10,7,7)</text:p>
      <text:p text:style-name="Standard">k=4 and n=11</text:p>
      <text:p text:style-name="Standard">Instantaneous UDP loss rate = 0.034</text:p>
      <text:p text:style-name="Standard">Burst length: Counts</text:p>
      <text:p text:style-name="Standard"><text:soft-page-break/>1: 6</text:p>
      <text:p text:style-name="Standard">2: 2</text:p>
      <text:p text:style-name="Standard">3: 1</text:p>
      <text:p text:style-name="Standard">4: 1</text:p>
      <text:p text:style-name="Standard">6: 1</text:p>
      <text:p text:style-name="Standard">11: 1</text:p>
      <text:p text:style-name="Standard">FEC loss rate over 1000 packets ending at seq 278999 = 0.02</text:p>
      <text:p text:style-name="Standard">Instantaneous FEC packet rate = 778.816 packets per second</text:p>
      <text:p text:style-name="Standard">Instantaneous FEC decoding rate = 311.526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79999 = 0</text:p>
      <text:p text:style-name="Standard">Instantaneous FEC packet rate = 1398.6 packets per second</text:p>
      <text:p text:style-name="Standard">Instantaneous FEC decoding rate = 559.441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28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8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8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8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2,2)</text:p>
      <text:p text:style-name="Standard">k=9 and n=11</text:p>
      <text:p text:style-name="Standard">Instantaneous UDP loss rate = 0.007</text:p>
      <text:p text:style-name="Standard">Burst length: Counts</text:p>
      <text:p text:style-name="Standard">1: 4</text:p>
      <text:p text:style-name="Standard">3: 1</text:p>
      <text:p text:style-name="Standard">FEC loss rate over 1000 packets ending at seq 284999 = 0.003</text:p>
      <text:p text:style-name="Standard"><text:soft-page-break/>Instantaneous FEC packet rate = 884.173 packets per second</text:p>
      <text:p text:style-name="Standard">Instantaneous FEC decoding rate = 353.669 kB/s</text:p>
      <text:p text:style-name="Standard"/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Instantaneous UDP loss rate = 0.075</text:p>
      <text:p text:style-name="Standard">Burst length: Counts</text:p>
      <text:p text:style-name="Standard">1: 2</text:p>
      <text:p text:style-name="Standard">10: 3</text:p>
      <text:p text:style-name="Standard">12: 1</text:p>
      <text:p text:style-name="Standard">14: 1</text:p>
      <text:p text:style-name="Standard">17: 1</text:p>
      <text:p text:style-name="Standard">FEC loss rate over 1000 packets ending at seq 285999 = 0.056</text:p>
      <text:p text:style-name="Standard">Instantaneous FEC packet rate = 1152.07 packets per second</text:p>
      <text:p text:style-name="Standard">Instantaneous FEC decoding rate = 460.829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28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8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88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89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90999 = 0</text:p>
      <text:p text:style-name="Standard">Instantaneous FEC packet rate = 1000 packets per second</text:p>
      <text:p text:style-name="Standard">Instantaneous FEC decoding rate = 400 kB/s</text:p>
      <text:p text:style-name="Standard"><text:soft-page-break/></text:p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8,8)</text:p>
      <text:p text:style-name="Standard">k=3 and n=11</text:p>
      <text:p text:style-name="Standard">(T,B,N)=(10,10,10)</text:p>
      <text:p text:style-name="Standard">k=1 and n=11</text:p>
      <text:p text:style-name="Standard">Instantaneous UDP loss rate = 0.058</text:p>
      <text:p text:style-name="Standard">Burst length: Counts</text:p>
      <text:p text:style-name="Standard">1: 9</text:p>
      <text:p text:style-name="Standard">2: 3</text:p>
      <text:p text:style-name="Standard">3: 1</text:p>
      <text:p text:style-name="Standard">4: 1</text:p>
      <text:p text:style-name="Standard">5: 2</text:p>
      <text:p text:style-name="Standard">7: 1</text:p>
      <text:p text:style-name="Standard">9: 1</text:p>
      <text:p text:style-name="Standard">10: 1</text:p>
      <text:p text:style-name="Standard">FEC loss rate over 1000 packets ending at seq 291999 = 0.018</text:p>
      <text:p text:style-name="Standard">Instantaneous FEC packet rate = 974.659 packets per second</text:p>
      <text:p text:style-name="Standard">Instantaneous FEC decoding rate = 389.86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292999 = 0</text:p>
      <text:p text:style-name="Standard">Instantaneous FEC packet rate = 1027.75 packets per second</text:p>
      <text:p text:style-name="Standard">Instantaneous FEC decoding rate = 411.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9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9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9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<text:soft-page-break/>Instantaneous UDP loss rate = 0</text:p>
      <text:p text:style-name="Standard">Burst length: Counts</text:p>
      <text:p text:style-name="Standard">FEC loss rate over 1000 packets ending at seq 29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2,2)</text:p>
      <text:p text:style-name="Standard">k=9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(T,B,N)=(10,8,8)</text:p>
      <text:p text:style-name="Standard">k=3 and n=11</text:p>
      <text:p text:style-name="Standard">Instantaneous UDP loss rate = 0.085</text:p>
      <text:p text:style-name="Standard">Burst length: Counts</text:p>
      <text:p text:style-name="Standard">1: 8</text:p>
      <text:p text:style-name="Standard">2: 1</text:p>
      <text:p text:style-name="Standard">7: 1</text:p>
      <text:p text:style-name="Standard">8: 1</text:p>
      <text:p text:style-name="Standard">17: 1</text:p>
      <text:p text:style-name="Standard">21: 1</text:p>
      <text:p text:style-name="Standard">22: 1</text:p>
      <text:p text:style-name="Standard">FEC loss rate over 1000 packets ending at seq 297999 = 0.064</text:p>
      <text:p text:style-name="Standard">Instantaneous FEC packet rate = 686.342 packets per second</text:p>
      <text:p text:style-name="Standard">Instantaneous FEC decoding rate = 274.537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298999 = 0</text:p>
      <text:p text:style-name="Standard">Instantaneous FEC packet rate = 1845.02 packets per second</text:p>
      <text:p text:style-name="Standard">Instantaneous FEC decoding rate = 738.007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29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0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<text:soft-page-break/>(T,B,N)=(10,6,6)</text:p>
      <text:p text:style-name="Standard">k=5 and n=11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Instantaneous UDP loss rate = 0.259</text:p>
      <text:p text:style-name="Standard">Burst length: Counts</text:p>
      <text:p text:style-name="Standard">1: 2</text:p>
      <text:p text:style-name="Standard">4: 1</text:p>
      <text:p text:style-name="Standard">8: 1</text:p>
      <text:p text:style-name="Standard">9: 1</text:p>
      <text:p text:style-name="Standard">10: 1</text:p>
      <text:p text:style-name="Standard">12: 3</text:p>
      <text:p text:style-name="Standard">13: 2</text:p>
      <text:p text:style-name="Standard">16: 1</text:p>
      <text:p text:style-name="Standard">18: 1</text:p>
      <text:p text:style-name="Standard">21: 1</text:p>
      <text:p text:style-name="Standard">24: 2</text:p>
      <text:p text:style-name="Standard">28: 1</text:p>
      <text:p text:style-name="Standard">33: 1</text:p>
      <text:p text:style-name="Standard">FEC loss rate over 1000 packets ending at seq 301999 = 0.174</text:p>
      <text:p text:style-name="Standard">Instantaneous FEC packet rate = 365.097 packets per second</text:p>
      <text:p text:style-name="Standard">Instantaneous FEC decoding rate = 146.039 kB/s</text:p>
      <text:p text:style-name="Standard"/>
      <text:p text:style-name="Standard">(T,B,N)=(10,10,10)</text:p>
      <text:p text:style-name="Standard">k=1 and n=11</text:p>
      <text:p text:style-name="Standard">Instantaneous UDP loss rate = 0.145</text:p>
      <text:p text:style-name="Standard">Burst length: Counts</text:p>
      <text:p text:style-name="Standard">1: 4</text:p>
      <text:p text:style-name="Standard">3: 2</text:p>
      <text:p text:style-name="Standard">5: 2</text:p>
      <text:p text:style-name="Standard">10: 2</text:p>
      <text:p text:style-name="Standard">11: 3</text:p>
      <text:p text:style-name="Standard">12: 6</text:p>
      <text:p text:style-name="Standard">FEC loss rate over 1000 packets ending at seq 302999 = 0.045</text:p>
      <text:p text:style-name="Standard">Instantaneous FEC packet rate = 639.795 packets per second</text:p>
      <text:p text:style-name="Standard">Instantaneous FEC decoding rate = 255.918 kB/s</text:p>
      <text:p text:style-name="Standard"/>
      <text:p text:style-name="Standard">Instantaneous UDP loss rate = 0.356</text:p>
      <text:p text:style-name="Standard">Burst length: Counts</text:p>
      <text:p text:style-name="Standard">1: 8</text:p>
      <text:p text:style-name="Standard">2: 3</text:p>
      <text:p text:style-name="Standard">3: 2</text:p>
      <text:p text:style-name="Standard">6: 1</text:p>
      <text:p text:style-name="Standard">10: 1</text:p>
      <text:p text:style-name="Standard">11: 4</text:p>
      <text:p text:style-name="Standard">12: 3</text:p>
      <text:p text:style-name="Standard">15: 1</text:p>
      <text:p text:style-name="Standard"><text:soft-page-break/>17: 1</text:p>
      <text:p text:style-name="Standard">19: 1</text:p>
      <text:p text:style-name="Standard">30: 1</text:p>
      <text:p text:style-name="Standard">33: 1</text:p>
      <text:p text:style-name="Standard">83: 1</text:p>
      <text:p text:style-name="Standard">110: 1</text:p>
      <text:p text:style-name="Standard">FEC loss rate over 1000 packets ending at seq 303999 = 0.19</text:p>
      <text:p text:style-name="Standard">Instantaneous FEC packet rate = 267.023 packets per second</text:p>
      <text:p text:style-name="Standard">Instantaneous FEC decoding rate = 106.809 kB/s</text:p>
      <text:p text:style-name="Standard"/>
      <text:p text:style-name="Standard">Instantaneous UDP loss rate = 0.429</text:p>
      <text:p text:style-name="Standard">Burst length: Counts</text:p>
      <text:p text:style-name="Standard">1: 3</text:p>
      <text:p text:style-name="Standard">2: 1</text:p>
      <text:p text:style-name="Standard">4: 1</text:p>
      <text:p text:style-name="Standard">7: 1</text:p>
      <text:p text:style-name="Standard">10: 1</text:p>
      <text:p text:style-name="Standard">11: 5</text:p>
      <text:p text:style-name="Standard">12: 3</text:p>
      <text:p text:style-name="Standard">13: 1</text:p>
      <text:p text:style-name="Standard">29: 1</text:p>
      <text:p text:style-name="Standard">31: 2</text:p>
      <text:p text:style-name="Standard">44: 1</text:p>
      <text:p text:style-name="Standard">97: 1</text:p>
      <text:p text:style-name="Standard">FEC loss rate over 1000 packets ending at seq 304999 = 0.253</text:p>
      <text:p text:style-name="Standard">Instantaneous FEC packet rate = 314.663 packets per second</text:p>
      <text:p text:style-name="Standard">Instantaneous FEC decoding rate = 125.865 kB/s</text:p>
      <text:p text:style-name="Standard"/>
      <text:p text:style-name="Standard">Instantaneous UDP loss rate = 0.256</text:p>
      <text:p text:style-name="Standard">Burst length: Counts</text:p>
      <text:p text:style-name="Standard">1: 2</text:p>
      <text:p text:style-name="Standard">2: 1</text:p>
      <text:p text:style-name="Standard">3: 3</text:p>
      <text:p text:style-name="Standard">4: 1</text:p>
      <text:p text:style-name="Standard">8: 1</text:p>
      <text:p text:style-name="Standard">10: 1</text:p>
      <text:p text:style-name="Standard">11: 2</text:p>
      <text:p text:style-name="Standard">12: 10</text:p>
      <text:p text:style-name="Standard">16: 2</text:p>
      <text:p text:style-name="Standard">18: 1</text:p>
      <text:p text:style-name="Standard">29: 1</text:p>
      <text:p text:style-name="Standard">(T,B,N)=(10,9,9)</text:p>
      <text:p text:style-name="Standard">k=2 and n=11</text:p>
      <text:p text:style-name="Standard">FEC loss rate over 1000 packets ending at seq 305999 = 0.061</text:p>
      <text:p text:style-name="Standard">Instantaneous FEC packet rate = 406.339 packets per second</text:p>
      <text:p text:style-name="Standard">Instantaneous FEC decoding rate = 162.536 kB/s</text:p>
      <text:p text:style-name="Standard"/>
      <text:p text:style-name="Standard">Instantaneous UDP loss rate = 0.122</text:p>
      <text:p text:style-name="Standard">Burst length: Counts</text:p>
      <text:p text:style-name="Standard"><text:soft-page-break/>1: 3</text:p>
      <text:p text:style-name="Standard">2: 1</text:p>
      <text:p text:style-name="Standard">4: 1</text:p>
      <text:p text:style-name="Standard">10: 1</text:p>
      <text:p text:style-name="Standard">11: 7</text:p>
      <text:p text:style-name="Standard">12: 1</text:p>
      <text:p text:style-name="Standard">14: 1</text:p>
      <text:p text:style-name="Standard">(T,B,N)=(10,7,7)</text:p>
      <text:p text:style-name="Standard">k=4 and n=11</text:p>
      <text:p text:style-name="Standard">FEC loss rate over 1000 packets ending at seq 306999 = 0.033</text:p>
      <text:p text:style-name="Standard">Instantaneous FEC packet rate = 720.981 packets per second</text:p>
      <text:p text:style-name="Standard">Instantaneous FEC decoding rate = 288.392 kB/s</text:p>
      <text:p text:style-name="Standard"/>
      <text:p text:style-name="Standard">Instantaneous UDP loss rate = 0.107</text:p>
      <text:p text:style-name="Standard">Burst length: Counts</text:p>
      <text:p text:style-name="Standard">2: 1</text:p>
      <text:p text:style-name="Standard">11: 3</text:p>
      <text:p text:style-name="Standard">12: 6</text:p>
      <text:p text:style-name="Standard">FEC loss rate over 1000 packets ending at seq 307999 = 0.069</text:p>
      <text:p text:style-name="Standard">Instantaneous FEC packet rate = 727.802 packets per second</text:p>
      <text:p text:style-name="Standard">Instantaneous FEC decoding rate = 291.121 kB/s</text:p>
      <text:p text:style-name="Standard"/>
      <text:p text:style-name="Standard">Instantaneous UDP loss rate = 0.114</text:p>
      <text:p text:style-name="Standard">Burst length: Counts</text:p>
      <text:p text:style-name="Standard">1: 1</text:p>
      <text:p text:style-name="Standard">9: 1</text:p>
      <text:p text:style-name="Standard">10: 5</text:p>
      <text:p text:style-name="Standard">11: 2</text:p>
      <text:p text:style-name="Standard">16: 2</text:p>
      <text:p text:style-name="Standard">FEC loss rate over 1000 packets ending at seq 308999 = 0.073</text:p>
      <text:p text:style-name="Standard">Instantaneous FEC packet rate = 709.723 packets per second</text:p>
      <text:p text:style-name="Standard">Instantaneous FEC decoding rate = 283.889 kB/s</text:p>
      <text:p text:style-name="Standard"/>
      <text:p text:style-name="Standard">Instantaneous UDP loss rate = 0.033</text:p>
      <text:p text:style-name="Standard">Burst length: Counts</text:p>
      <text:p text:style-name="Standard">1: 1</text:p>
      <text:p text:style-name="Standard">16: 2</text:p>
      <text:p text:style-name="Standard">FEC loss rate over 1000 packets ending at seq 309999 = 0.024</text:p>
      <text:p text:style-name="Standard">Instantaneous FEC packet rate = 1858.74 packets per second</text:p>
      <text:p text:style-name="Standard">Instantaneous FEC decoding rate = 743.494 kB/s</text:p>
      <text:p text:style-name="Standard"/>
      <text:p text:style-name="Standard">Instantaneous UDP loss rate = 0.051</text:p>
      <text:p text:style-name="Standard">Burst length: Counts</text:p>
      <text:p text:style-name="Standard">1: 5</text:p>
      <text:p text:style-name="Standard">3: 3</text:p>
      <text:p text:style-name="Standard">4: 2</text:p>
      <text:p text:style-name="Standard">6: 1</text:p>
      <text:p text:style-name="Standard">7: 1</text:p>
      <text:p text:style-name="Standard">16: 1</text:p>
      <text:p text:style-name="Standard"><text:soft-page-break/>FEC loss rate over 1000 packets ending at seq 310999 = 0.012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31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2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3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5,5)</text:p>
      <text:p text:style-name="Standard">k=6 and n=11</text:p>
      <text:p text:style-name="Standard">(T,B,N)=(10,6,6)</text:p>
      <text:p text:style-name="Standard">k=5 and n=11</text:p>
      <text:p text:style-name="Standard">(T,B,N)=(10,7,7)</text:p>
      <text:p text:style-name="Standard">k=4 and n=11</text:p>
      <text:p text:style-name="Standard">Instantaneous UDP loss rate = 0.07</text:p>
      <text:p text:style-name="Standard">Burst length: Counts</text:p>
      <text:p text:style-name="Standard">1: 10</text:p>
      <text:p text:style-name="Standard">2: 1</text:p>
      <text:p text:style-name="Standard">4: 1</text:p>
      <text:p text:style-name="Standard"><text:soft-page-break/>5: 1</text:p>
      <text:p text:style-name="Standard">7: 1</text:p>
      <text:p text:style-name="Standard">10: 1</text:p>
      <text:p text:style-name="Standard">12: 1</text:p>
      <text:p text:style-name="Standard">20: 1</text:p>
      <text:p text:style-name="Standard">FEC loss rate over 1000 packets ending at seq 316999 = 0.041</text:p>
      <text:p text:style-name="Standard">Instantaneous FEC packet rate = 734.754 packets per second</text:p>
      <text:p text:style-name="Standard">Instantaneous FEC decoding rate = 293.902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317999 = 0</text:p>
      <text:p text:style-name="Standard">Instantaneous FEC packet rate = 1567.4 packets per second</text:p>
      <text:p text:style-name="Standard">Instantaneous FEC decoding rate = 626.959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1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1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7</text:p>
      <text:p text:style-name="Standard">Burst length: Counts</text:p>
      <text:p text:style-name="Standard">1: 11</text:p>
      <text:p text:style-name="Standard">6: 2</text:p>
      <text:p text:style-name="Standard"><text:soft-page-break/>10: 1</text:p>
      <text:p text:style-name="Standard">11: 1</text:p>
      <text:p text:style-name="Standard">13: 2</text:p>
      <text:p text:style-name="Standard">FEC loss rate over 1000 packets ending at seq 322999 = 0.036</text:p>
      <text:p text:style-name="Standard">Instantaneous FEC packet rate = 638.57 packets per second</text:p>
      <text:p text:style-name="Standard">Instantaneous FEC decoding rate = 255.428 kB/s</text:p>
      <text:p text:style-name="Standard"/>
      <text:p text:style-name="Standard">Instantaneous UDP loss rate = 0.005</text:p>
      <text:p text:style-name="Standard">Burst length: Counts</text:p>
      <text:p text:style-name="Standard">2: 1</text:p>
      <text:p text:style-name="Standard">3: 1</text:p>
      <text:p text:style-name="Standard">(T,B,N)=(10,2,2)</text:p>
      <text:p text:style-name="Standard">k=9 and n=11</text:p>
      <text:p text:style-name="Standard">FEC loss rate over 1000 packets ending at seq 323999 = 0</text:p>
      <text:p text:style-name="Standard">Instantaneous FEC packet rate = 2309.47 packets per second</text:p>
      <text:p text:style-name="Standard">Instantaneous FEC decoding rate = 923.788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324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2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Instantaneous UDP loss rate = 0.013</text:p>
      <text:p text:style-name="Standard">Burst length: Counts</text:p>
      <text:p text:style-name="Standard"><text:soft-page-break/>1: 7</text:p>
      <text:p text:style-name="Standard">2: 1</text:p>
      <text:p text:style-name="Standard">15: 1</text:p>
      <text:p text:style-name="Standard">FEC loss rate over 1000 packets ending at seq 328999 = 0.007</text:p>
      <text:p text:style-name="Standard">Instantaneous FEC packet rate = 786.164 packets per second</text:p>
      <text:p text:style-name="Standard">Instantaneous FEC decoding rate = 314.465 kB/s</text:p>
      <text:p text:style-name="Standard"/>
      <text:p text:style-name="Standard">(T,B,N)=(10,7,7)</text:p>
      <text:p text:style-name="Standard">k=4 and n=11</text:p>
      <text:p text:style-name="Standard">Instantaneous UDP loss rate = 0.128</text:p>
      <text:p text:style-name="Standard">Burst length: Counts</text:p>
      <text:p text:style-name="Standard">1: 9</text:p>
      <text:p text:style-name="Standard">2: 2</text:p>
      <text:p text:style-name="Standard">6: 1</text:p>
      <text:p text:style-name="Standard">10: 1</text:p>
      <text:p text:style-name="Standard">88: 1</text:p>
      <text:p text:style-name="Standard">FEC loss rate over 1000 packets ending at seq 329999 = 0.101</text:p>
      <text:p text:style-name="Standard">Instantaneous FEC packet rate = 727.802 packets per second</text:p>
      <text:p text:style-name="Standard">Instantaneous FEC decoding rate = 291.121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330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3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3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3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Instantaneous UDP loss rate = 0.001</text:p>
      <text:p text:style-name="Standard"><text:soft-page-break/>Burst length: Counts</text:p>
      <text:p text:style-name="Standard">1: 1</text:p>
      <text:p text:style-name="Standard">FEC loss rate over 1000 packets ending at seq 334999 = 0.001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2,2)</text:p>
      <text:p text:style-name="Standard">k=9 and n=11</text:p>
      <text:p text:style-name="Standard">(T,B,N)=(10,6,6)</text:p>
      <text:p text:style-name="Standard">k=5 and n=11</text:p>
      <text:p text:style-name="Standard">Instantaneous UDP loss rate = 0.018</text:p>
      <text:p text:style-name="Standard">Burst length: Counts</text:p>
      <text:p text:style-name="Standard">1: 6</text:p>
      <text:p text:style-name="Standard">4: 1</text:p>
      <text:p text:style-name="Standard">8: 1</text:p>
      <text:p text:style-name="Standard">FEC loss rate over 1000 packets ending at seq 335999 = 0.009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7,7)</text:p>
      <text:p text:style-name="Standard">k=4 and n=11</text:p>
      <text:p text:style-name="Standard">Instantaneous UDP loss rate = 0</text:p>
      <text:p text:style-name="Standard">Burst length: Counts</text:p>
      <text:p text:style-name="Standard">FEC loss rate over 1000 packets ending at seq 33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0,0)</text:p>
      <text:p text:style-name="Standard">k=11 and n=11</text:p>
      <text:p text:style-name="Standard">Instantaneous UDP loss rate = 0</text:p>
      <text:p text:style-name="Standard">Burst length: Counts</text:p>
      <text:p text:style-name="Standard">FEC loss rate over 1000 packets ending at seq 337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3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3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<text:soft-page-break/>FEC loss rate over 1000 packets ending at seq 34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Instantaneous UDP loss rate = 0.078</text:p>
      <text:p text:style-name="Standard">Burst length: Counts</text:p>
      <text:p text:style-name="Standard">1: 4</text:p>
      <text:p text:style-name="Standard">2: 1</text:p>
      <text:p text:style-name="Standard">3: 1</text:p>
      <text:p text:style-name="Standard">4: 1</text:p>
      <text:p text:style-name="Standard">6: 1</text:p>
      <text:p text:style-name="Standard">10: 2</text:p>
      <text:p text:style-name="Standard">11: 1</text:p>
      <text:p text:style-name="Standard">13: 1</text:p>
      <text:p text:style-name="Standard">15: 1</text:p>
      <text:p text:style-name="Standard">FEC loss rate over 1000 packets ending at seq 341999 = 0.044</text:p>
      <text:p text:style-name="Standard">Instantaneous FEC packet rate = 804.505 packets per second</text:p>
      <text:p text:style-name="Standard">Instantaneous FEC decoding rate = 321.802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342999 = 0</text:p>
      <text:p text:style-name="Standard">Instantaneous FEC packet rate = 1322.75 packets per second</text:p>
      <text:p text:style-name="Standard">Instantaneous FEC decoding rate = 529.101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43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44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4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<text:soft-page-break/>Instantaneous UDP loss rate = 0</text:p>
      <text:p text:style-name="Standard">Burst length: Counts</text:p>
      <text:p text:style-name="Standard">FEC loss rate over 1000 packets ending at seq 346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3,3)</text:p>
      <text:p text:style-name="Standard">k=8 and n=11</text:p>
      <text:p text:style-name="Standard">(T,B,N)=(10,7,7)</text:p>
      <text:p text:style-name="Standard">k=4 and n=11</text:p>
      <text:p text:style-name="Standard">(T,B,N)=(10,9,9)</text:p>
      <text:p text:style-name="Standard">k=2 and n=11</text:p>
      <text:p text:style-name="Standard">(T,B,N)=(10,10,10)</text:p>
      <text:p text:style-name="Standard">k=1 and n=11</text:p>
      <text:p text:style-name="Standard">Instantaneous UDP loss rate = 0.058</text:p>
      <text:p text:style-name="Standard">Burst length: Counts</text:p>
      <text:p text:style-name="Standard">1: 9</text:p>
      <text:p text:style-name="Standard">2: 3</text:p>
      <text:p text:style-name="Standard">4: 2</text:p>
      <text:p text:style-name="Standard">9: 1</text:p>
      <text:p text:style-name="Standard">11: 1</text:p>
      <text:p text:style-name="Standard">15: 1</text:p>
      <text:p text:style-name="Standard">FEC loss rate over 1000 packets ending at seq 347999 = 0.04</text:p>
      <text:p text:style-name="Standard">Instantaneous FEC packet rate = 799.361 packets per second</text:p>
      <text:p text:style-name="Standard">Instantaneous FEC decoding rate = 319.744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348999 = 0</text:p>
      <text:p text:style-name="Standard">Instantaneous FEC packet rate = 1336.9 packets per second</text:p>
      <text:p text:style-name="Standard">Instantaneous FEC decoding rate = 534.759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49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0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<text:soft-page-break/>Burst length: Counts</text:p>
      <text:p text:style-name="Standard">FEC loss rate over 1000 packets ending at seq 351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2999 = 0</text:p>
      <text:p text:style-name="Standard">Instantaneous FEC packet rate = 1000 packets per second</text:p>
      <text:p text:style-name="Standard">Instantaneous FEC decoding rate = 400 kB/s</text:p>
      <text:p text:style-name="Standard"/>
      <text:p text:style-name="Standard">(T,B,N)=(10,1,1)</text:p>
      <text:p text:style-name="Standard">k=10 and n=11</text:p>
      <text:p text:style-name="Standard">(T,B,N)=(10,7,7)</text:p>
      <text:p text:style-name="Standard">k=4 and n=11</text:p>
      <text:p text:style-name="Standard">(T,B,N)=(10,10,10)</text:p>
      <text:p text:style-name="Standard">k=1 and n=11</text:p>
      <text:p text:style-name="Standard">Instantaneous UDP loss rate = 0.059</text:p>
      <text:p text:style-name="Standard">Burst length: Counts</text:p>
      <text:p text:style-name="Standard">1: 9</text:p>
      <text:p text:style-name="Standard">2: 1</text:p>
      <text:p text:style-name="Standard">3: 1</text:p>
      <text:p text:style-name="Standard">5: 1</text:p>
      <text:p text:style-name="Standard">6: 1</text:p>
      <text:p text:style-name="Standard">7: 1</text:p>
      <text:p text:style-name="Standard">11: 1</text:p>
      <text:p text:style-name="Standard">16: 1</text:p>
      <text:p text:style-name="Standard">FEC loss rate over 1000 packets ending at seq 353999 = 0.031</text:p>
      <text:p text:style-name="Standard">Instantaneous FEC packet rate = 709.723 packets per second</text:p>
      <text:p text:style-name="Standard">Instantaneous FEC decoding rate = 283.889 kB/s</text:p>
      <text:p text:style-name="Standard"/>
      <text:p text:style-name="Standard">Instantaneous UDP loss rate = 0</text:p>
      <text:p text:style-name="Standard">Burst length: Counts</text:p>
      <text:p text:style-name="Standard">(T,B,N)=(10,0,0)</text:p>
      <text:p text:style-name="Standard">k=11 and n=11</text:p>
      <text:p text:style-name="Standard">FEC loss rate over 1000 packets ending at seq 354999 = 0</text:p>
      <text:p text:style-name="Standard">Instantaneous FEC packet rate = 1692.05 packets per second</text:p>
      <text:p text:style-name="Standard">Instantaneous FEC decoding rate = 676.819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5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6999 = 0</text:p>
      <text:p text:style-name="Standard">Instantaneous FEC packet rate = 1000 packets per second</text:p>
      <text:p text:style-name="Standard"><text:soft-page-break/>Instantaneous FEC decoding rate = 400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7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Instantaneous UDP loss rate = 0</text:p>
      <text:p text:style-name="Standard">Burst length: Counts</text:p>
      <text:p text:style-name="Standard">FEC loss rate over 1000 packets ending at seq 358999 = 0</text:p>
      <text:p text:style-name="Standard">Instantaneous FEC packet rate = 1001 packets per second</text:p>
      <text:p text:style-name="Standard">Instantaneous FEC decoding rate = 400.4 kB/s</text:p>
      <text:p text:style-name="Standard"/>
      <text:p text:style-name="Standard">(T,B,N)=(10,1,1)</text:p>
      <text:p text:style-name="Standard">k=10 and n=11</text:p>
      <text:p text:style-name="Standard">(T,B,N)=(10,6,6)</text:p>
      <text:p text:style-name="Standard">k=5 and n=11</text:p>
      <text:p text:style-name="Standard">Instantaneous UDP loss rate = 0.02</text:p>
      <text:p text:style-name="Standard">Burst length: Counts</text:p>
      <text:p text:style-name="Standard">1: 4</text:p>
      <text:p text:style-name="Standard">2: 2</text:p>
      <text:p text:style-name="Standard">8: 1</text:p>
      <text:p text:style-name="Standard">12: 1</text:p>
      <text:p text:style-name="Standard"/>
      <text:p text:style-name="Standard">Total number of sessions = 360</text:p>
      <text:p text:style-name="Standard">Final UDP loss rate = 0.014</text:p>
      <text:p text:style-name="Standard">Final UDP session low-fidelity probability = 0.0333333</text:p>
      <text:p text:style-name="Standard">Final UDP session disruption probability = 0.0166667</text:p>
      <text:p text:style-name="Standard"/>
      <text:p text:style-name="Standard">FEC loss rate over 1000 packets ending at seq 359999 = 0.014</text:p>
      <text:p text:style-name="Standard">Instantaneous FEC packet rate = 796.813 packets per second</text:p>
      <text:p text:style-name="Standard">Instantaneous FEC decoding rate = 318.725 kB/s</text:p>
      <text:p text:style-name="Standard"/>
      <text:p text:style-name="Standard">Final FEC loss rate = 0.00783889</text:p>
      <text:p text:style-name="Standard">Final FEC session low-fidelity probability = 0.0166667</text:p>
      <text:p text:style-name="Standard">Final FEC session disruption probability = 0.00277778</text:p>
      <text:p text:style-name="Standard">Time duration = 9223372036854</text:p>
      <text:p text:style-name="Standard">Last sequence number received = 360009</text:p>
      <text:p text:style-name="Standard">silas@Silas-Ashish:~/Documents/server_code/FEC_Erasure_Code_Unit_Test/bi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1:41.537365052</meta:creation-date>
    <dc:date>2019-04-04T15:04:59.984033590</dc:date>
    <meta:editing-duration>PT3M18S</meta:editing-duration>
    <meta:editing-cycles>2</meta:editing-cycles>
    <meta:generator>LibreOffice/6.2.2.2$Linux_X86_64 LibreOffice_project/5daaa0e719eb4f073b63de04e0910785ad81fe7a</meta:generator>
    <meta:document-statistic meta:table-count="0" meta:image-count="0" meta:object-count="0" meta:page-count="103" meta:paragraph-count="4460" meta:word-count="24796" meta:character-count="142342" meta:non-whitespace-character-count="121747"/>
  </office:meta>
</office:document-meta>
</file>